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7"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8"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9"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0"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1"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2"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3"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Design Document</text:p>
      <text:p text:style-name="P2">Sajiki</text:p>
      <text:p text:style-name="P3"/>
      <text:p text:style-name="P4"/>
      <text:p text:style-name="P5">Overview</text:p>
      <text:p text:style-name="P6">The game will be played on a single PC, with input coming from the keyboard and/or joystick(s). The open source engine Ogre3D will be used for graphics in conjunction with OIS for input, OpenAL for audio and Ageia PhysX for physics.</text:p>
      <text:p text:style-name="P7"/>
      <text:p text:style-name="P7"/>
      <text:p text:style-name="P5">Class interaction</text:p>
      <text:p text:style-name="P5"/>
      <text:p text:style-name="P5"><draw:g text:anchor-type="paragraph" draw:z-index="0" draw:style-name="gr1"><draw:g draw:style-name="gr2"><draw:path draw:style-name="gr3" draw:text-style-name="P8" svg:width="1.3331in" svg:height="0.7295in" svg:x="4.6634in" svg:y="0.0008in" svg:viewBox="0 0 3387 1854" svg:d="m0 1852c0-617 0-1235 0-1852 1129 0 2256 0 3385 0 0 617 0 1235 0 1852-1129 0-2256 0-3385 0z"><text:p/></draw:path><draw:path draw:style-name="gr4" draw:text-style-name="P8" svg:width="0.1488in" svg:height="0.1807in" svg:x="4.8591in" svg:y="0.137in" svg:viewBox="0 0 379 460" svg:d="m201 289c0 0 0 0 0-76 0 0 0 0 176 0 0 0 0 0 0 177-15 19-40 35-74 47s-65 22-98 22c-43 0-80-11-110-29s-56-49-72-84-23-76-23-118 9-89 26-124 45-62 76-81c29-16 60-23 99-23 49 0 88 12 117 35s47 53 54 94c0 0 0 0-81 17-5-23-16-38-32-51s-35-19-58-19c-37 0-65 12-85 39s-31 61-31 109 10 92 31 118 50 41 85 41c16 0 34-6 51-11s32-16 44-26c0 0 0 0 0-57 0 0 0 0-95 0z"><text:p/></draw:path><draw:path draw:style-name="gr5" draw:text-style-name="P8" svg:width="0.0748in" svg:height="0.1287in" svg:x="5.0362in" svg:y="0.1854in" svg:viewBox="0 0 191 328" svg:d="m76 326c0 0 0 0-76 0 0 0 0 0 0-321 0 0 0 0 72 0 0 0 0 0 0 48 13-23 21-37 32-44s21-9 34-9c19 0 33 4 51 14 0 0 0 0-23 74-14-9-27-14-37-14s-20 4-28 11-15 17-18 37-7 51-7 106c0 0 0 0 0 98z"><text:p/></draw:path><draw:path draw:style-name="gr6" draw:text-style-name="P8" svg:width="0.1087in" svg:height="0.1323in" svg:x="5.1154in" svg:y="0.1854in" svg:viewBox="0 0 277 337" svg:d="m182 175c-11 3-27 7-46 12s-37 9-43 14c-10 9-15 18-15 32s5 21 12 30 19 12 32 12 26-5 39-16c8-7 15-14 19-26 0-7 2-21 2-44 0 0 0 0 0-14zm-104-71c0 0 0 0-69-12 7-32 21-55 40-71s48-21 87-21c33 0 58 4 76 12s30 22 37 34 9 39 9 77c0 0 0 0 0 99 0 27 0 48 3 62s7 28 14 42c0 0 0 0-77 0-2-5-4-14-7-23-2-5-2-8-2-10-14 14-28 25-44 32s-30 10-48 10c-28 0-53-9-71-26s-26-41-26-69c0-18 4-35 12-49s20-23 34-32 35-14 62-21c35-7 60-15 74-20 0 0 0 0 0-9 0-16-4-28-11-35s-21-10-42-10c-14 0-25 1-32 8s-14 16-19 32z"><text:p/></draw:path><draw:path draw:style-name="gr7" draw:text-style-name="P8" svg:width="0.1122in" svg:height="0.1776in" svg:x="5.2465in" svg:y="0.1854in" svg:viewBox="0 0 286 452" svg:d="m74 162c0 36 7 62 21 80s28 26 46 26 34-9 46-23 19-44 19-79-7-58-19-76-28-25-46-25-35 7-48 25-19 39-19 72zm-74-157c0 0 0 0 71 0 0 0 0 0 0 48 10-16 22-30 38-39s32-14 53-14c34 0 64 12 87 42s35 71 35 124-11 93-35 125-53 44-88 44c-16 0-30-3-45-10s-26-18-40-36c0 0 0 0 0 161 0 0 0 0-76 0 0 0 0 0 0-445z"><text:p/></draw:path><draw:path draw:style-name="gr8" draw:text-style-name="P8" svg:width="0.1043in" svg:height="0.1748in" svg:x="5.3827in" svg:y="0.1398in" svg:viewBox="0 0 266 445" svg:d="m76 0c0 0 0 0 0 164 26-33 56-48 90-48 17 0 33 2 49 9s25 18 30 28 14 25 16 38 4 35 4 63c0 0 0 0 0 189 0 0 0 0-76 0 0 0 0 0 0-170 0-33-2-54-6-63s-8-16-15-23-16-7-29-7-23 3-33 11-18 17-23 29-7 36-7 62c0 0 0 0 0 161 0 0 0 0-76 0 0 0 0 0 0-443 0 0 0 0 76 0z"><text:p/></draw:path><draw:path draw:style-name="gr9" draw:text-style-name="P8" svg:width="0.0307in" svg:height="0.1748in" svg:x="5.5181in" svg:y="0.1398in" svg:viewBox="0 0 79 445" svg:d="m0 443c0-106 0-212 0-321 26 0 51 0 78 0 0 109 0 215 0 321-27 0-52 0-78 0zm0-364c0-26 0-51 0-79 26 0 51 0 78 0 0 28 0 53 0 79-27 0-52 0-78 0z"><text:p/></draw:path><draw:path draw:style-name="gr10" draw:text-style-name="P8" svg:width="0.1094in" svg:height="0.1323in" svg:x="5.5728in" svg:y="0.1854in" svg:viewBox="0 0 279 337" svg:d="m273 101c0 0 0 0-77 15-2-17-9-30-16-38s-23-13-37-13c-20 0-34 7-46 23s-18 39-18 73c0 38 6 65 18 82s28 23 46 23c14 0 26-5 39-14s14-26 17-49c0 0 0 0 78 16-9 37-25 67-46 88s-51 28-92 28c-42 0-75-16-100-44s-39-72-39-123 14-96 39-124 60-44 102-44c37 0 65 7 87 23s37 42 45 78z"><text:p/></draw:path><draw:path draw:style-name="gr11" draw:text-style-name="P8" svg:width="0.1079in" svg:height="0.1323in" svg:x="5.6925in" svg:y="0.1854in" svg:viewBox="0 0 275 337" svg:d="m0 238c0 0 0 0 78-14 3 18 10 28 21 37s23 12 42 12 34-3 46-12c5-5 9-12 9-21s-2-12-5-18-13-7-27-12c-62-14-102-28-118-41-25-17-35-42-35-72s8-51 30-71 49-26 93-26 69 5 90 19 34 37 39 62c0 0 0 0-72 16-4-12-9-23-18-30s-21-9-37-9c-20 0-35 4-46 9s-7 11-7 18 2 10 7 16 32 14 72 22 69 23 87 41 24 34 24 62-12 56-33 77-55 32-99 32-72-9-95-25-39-44-46-72z"><text:p/></draw:path><draw:path draw:style-name="gr12" draw:text-style-name="P8" svg:width="0.1516in" svg:height="0.1807in" svg:x="4.9528in" svg:y="0.411in" svg:viewBox="0 0 386 460" svg:d="m55 238c0 53 14 94 38 125s59 46 99 46 73-16 99-46 39-75 39-132c0-37-5-69-18-95s-26-48-47-64-46-21-73-21c-37 0-69 14-97 42s-40 76-40 145zm-55-2c0-74 18-132 53-174s83-62 139-62c37 0 71 9 103 30s51 46 67 81 23 74 23 120-8 83-25 120-39 62-71 79-61 29-97 29-72-11-102-32-53-48-67-81-23-71-23-110z"><text:p/></draw:path><draw:path draw:style-name="gr13" draw:text-style-name="P8" svg:width="0.1024in" svg:height="0.1807in" svg:x="5.1217in" svg:y="0.4591in" svg:viewBox="0 0 261 460" svg:d="m53 162c0 43 5 74 21 92s35 30 58 30 43-11 57-30 24-49 24-90-7-69-24-88-36-30-57-30-42 9-58 28-21 49-21 88zm-42 194c0 0 0 0 47 7 2 14 9 27 18 34s30 18 49 18 41-6 53-16 23-25 28-43c0-10 2-35 2-68-21 26-47 40-81 40-41 0-72-16-93-48s-34-68-34-112c0-32 5-59 16-87s25-44 44-58 41-23 67-23c35 0 64 16 86 48 0 0 0 0 0-41 0 0 0 0 46 0 0 0 0 0 0 279 0 49-7 83-14 106s-25 37-46 47-44 20-74 20c-33 0-61-9-84-27s-30-44-30-76z"><text:p/></draw:path><draw:path draw:style-name="gr14" draw:text-style-name="P8" svg:width="0.0614in" svg:height="0.1295in" svg:x="5.2528in" svg:y="0.4591in" svg:viewBox="0 0 157 330" svg:d="m0 328c0 0 0 0 0-321 0 0 0 0 42 0 0 0 0 0 0 49 13-22 23-37 32-45s21-11 32-11c17 0 33 7 49 18 0 0 0 0-16 49-14-7-24-11-35-11s-21 4-30 11-14 19-18 32c-5 17-8 39-8 63 0 0 0 0 0 166 0 0 0 0-48 0z"><text:p/></draw:path><draw:path draw:style-name="gr15" draw:text-style-name="P8" svg:width="0.1067in" svg:height="0.1323in" svg:x="5.3193in" svg:y="0.4591in" svg:viewBox="0 0 272 337" svg:d="m55 138c0 0 0 0 164 0-2-27-11-48-20-62-16-21-35-30-61-30s-41 7-57 25-26 38-26 67zm162 88c0 0 0 0 51 7-7 32-21 58-44 74s-49 28-85 28c-42 0-75-14-100-42s-39-71-39-122 12-97 41-125 56-46 97-46 70 16 97 46 35 70 35 122c0 3 0 8 0 14 0 0 0 0-219 0 4 35 11 61 28 81s36 28 60 28c20 0 36-5 48-16s23-28 30-49z"><text:p/></draw:path><draw:path draw:style-name="gr16" draw:text-style-name="P8" svg:width="0.1039in" svg:height="0.1787in" svg:x="5.4453in" svg:y="0.4134in" svg:viewBox="0 0 265 455" svg:d="m0 330c0 0 0 0 48-7 7 30 16 51 28 65s32 21 51 21 42-9 58-28 25-39 25-65-7-46-23-62-32-23-56-23c-9 0-20 2-34 4 0 0 0 0 4-46 5 0 7 0 8 0 22 0 41-7 59-20s24-30 24-56c0-18-7-34-19-48s-28-19-46-19-37 5-51 19-20 34-23 60c0 0 0 0-51-10 7-36 19-66 42-83s48-32 79-32c23 0 45 5 62 16s34 25 43 42 14 39 14 58-2 37-14 53-22 27-41 37c25 6 42 20 55 37s21 43 21 71c0 39-13 72-37 101s-60 38-99 38-65-12-88-33-37-55-39-90z"><text:p/></draw:path><draw:path draw:style-name="gr17" draw:text-style-name="P8" svg:width="0.1315in" svg:height="0.1748in" svg:x="5.5756in" svg:y="0.4142in" svg:viewBox="0 0 335 445" svg:d="m53 392c0 0 0 0 86 0 27 0 50-4 64-9s28-14 37-25c12-11 21-30 28-55s11-51 11-84c0-46-6-81-20-108s-31-40-51-49c-16-6-39-9-69-9 0 0 0 0-86 0 0 0 0 0 0 339zm-53 51c0 0 0 0 0-443 0 0 0 0 139 0 32 0 55 2 73 7 23 7 42 16 58 32 21 19 37 44 48 76s15 65 15 105c0 34-3 64-10 89s-16 47-27 63-23 32-37 43-30 15-49 21-39 7-64 7c0 0 0 0-146 0z"><text:p/></draw:path></draw:g><draw:g draw:style-name="gr2"><draw:path draw:style-name="gr18" draw:text-style-name="P8" svg:width="1.9988in" svg:height="0.7295in" svg:x="0.222in" svg:y="1.7028in" svg:viewBox="0 0 5078 1854" svg:d="m0 1852c0-617 0-1235 0-1852 1692 0 3383 0 5076 0 0 617 0 1235 0 1852-1693 0-3384 0-5076 0z"><text:p/></draw:path><draw:path draw:style-name="gr19" draw:text-style-name="P8" svg:width="0.0331in" svg:height="0.1748in" svg:x="0.9638in" svg:y="1.8417in" svg:viewBox="0 0 85 445" svg:d="m0 443c0-147 0-293 0-443 26 0 55 0 83 0 0 148 0 295 0 443-28 0-55 0-83 0z"><text:p/></draw:path><draw:path draw:style-name="gr20" draw:text-style-name="P8" svg:width="0.1043in" svg:height="0.1295in" svg:x="1.0264in" svg:y="1.887in" svg:viewBox="0 0 266 330" svg:d="m265 328c0 0 0 0-76 0 0 0 0 0 0-162 0-35-2-57-6-69s-7-18-15-23-18-9-27-9-25 4-35 11-20 21-23 33-5 37-5 73c0 0 0 0 0 146 0 0 0 0-78 0 0 0 0 0 0-321 0 0 0 0 72 0 0 0 0 0 0 46 25-35 59-53 96-53 17 0 33 2 47 9s23 16 32 28 12 21 14 35 4 32 4 57c0 0 0 0 0 199z"><text:p/></draw:path><draw:path draw:style-name="gr21" draw:text-style-name="P8" svg:width="0.1122in" svg:height="0.178in" svg:x="1.1618in" svg:y="1.887in" svg:viewBox="0 0 286 453" svg:d="m76 164c0 35 5 62 19 78s30 28 48 28 33-9 46-25 17-42 17-77-7-59-19-76-28-25-46-25-35 7-48 25-17 39-17 72zm-76-157c0 0 0 0 71 0 0 0 0 0 0 46 10-14 22-28 38-37s34-16 53-16c36 0 64 14 88 44s34 69 34 124-11 93-34 125-52 44-88 44c-17 0-31-4-44-11s-28-19-42-35c0 0 0 0 0 161 0 0 0 0-76 0 0 0 0 0 0-445z"><text:p/></draw:path><draw:path draw:style-name="gr22" draw:text-style-name="P8" svg:width="0.1043in" svg:height="0.1303in" svg:x="1.298in" svg:y="1.8898in" svg:viewBox="0 0 266 332" svg:d="m192 321c0 0 0 0 0-46-9 16-23 28-40 39s-36 16-55 16-37-5-53-16-26-21-33-39-11-42-11-70c0 0 0 0 0-205 0 0 0 0 76 0 0 0 0 0 0 148 0 44 2 74 5 83s9 18 16 25 16 9 28 9 25-4 34-13 19-19 24-30 4-40 4-86c0 0 0 0 0-136 0 0 0 0 78 0 0 0 0 0 0 321 0 0 0 0-73 0z"><text:p/></draw:path><draw:path draw:style-name="gr23" draw:text-style-name="P8" svg:width="0.0669in" svg:height="0.1748in" svg:x="1.4217in" svg:y="1.8453in" svg:viewBox="0 0 171 445" svg:d="m166 113c0 0 0 0 0 67 0 0 0 0-53 0 0 0 0 0 0 130 0 29 0 43 0 46s3 9 9 13 5 3 12 3 18-3 32-9c0 0 0 0 3 66-16 10-37 14-58 14-14 0-26-4-40-9s-16-11-23-21-7-16-11-32c-2-11-2-30-2-60 0 0 0 0 0-141 0 0 0 0-35 0 0 0 0 0 0-67 0 0 0 0 35 0 0 0 0 0 0-64 0 0 0 0 78-49 0 0 0 0 0 113 0 0 0 0 53 0z"><text:p/></draw:path><draw:path draw:style-name="gr24" draw:text-style-name="P8" svg:width="0.1516in" svg:height="0.1807in" svg:x="0.2839in" svg:y="2.1134in" svg:viewBox="0 0 386 460" svg:d="m55 236c0 53 14 96 38 126s60 47 99 47 74-16 99-47 39-76 39-133c0-35-5-67-18-93s-26-48-46-64-46-23-72-23c-39 0-71 16-97 44s-42 75-42 143zm-55-1c0-73 18-133 55-173s81-62 137-62c37 0 73 9 103 30s51 46 68 79 22 76 22 120-8 85-23 120-41 62-71 81-65 29-99 29-72-11-102-32-51-48-67-81-23-71-23-111z"><text:p/></draw:path><draw:path draw:style-name="gr25" draw:text-style-name="P8" svg:width="0.1004in" svg:height="0.178in" svg:x="0.4602in" svg:y="2.161in" svg:viewBox="0 0 256 453" svg:d="m44 169c0 43 7 71 23 92s34 28 55 28 42-9 58-28 23-53 23-97-7-69-21-90-36-32-57-32-40 11-56 34-25 53-25 93zm-44 283c0 0 0 0 0-445 0 0 0 0 44 0 0 0 0 0 0 42 12-15 25-28 37-35s30-14 48-14c26 0 47 7 69 23s31 32 42 58 14 53 14 85-5 62-14 88-28 46-48 60-44 21-65 21c-18 0-32-3-44-12s-25-18-34-30c0 0 0 0 0 159 0 0 0 0-49 0z"><text:p/></draw:path><draw:path draw:style-name="gr26" draw:text-style-name="P8" svg:width="0.1067in" svg:height="0.1323in" svg:x="0.5772in" svg:y="2.161in" svg:viewBox="0 0 272 337" svg:d="m55 138c0 0 0 0 164 0-2-29-9-48-20-62-16-21-35-32-61-32s-41 9-59 27-24 37-24 67zm162 88c0 0 0 0 51 5-7 34-23 58-44 76s-49 28-85 28c-42 0-75-14-100-44s-39-69-39-122 14-95 39-125 58-44 99-44 72 16 97 44 35 71 35 122c0 3 0 9 0 16 0 0 0 0-219 0 2 35 11 61 28 81s36 26 60 26c20 0 36-3 48-14s23-28 30-49z"><text:p/></draw:path><draw:path draw:style-name="gr27" draw:text-style-name="P8" svg:width="0.0933in" svg:height="0.1295in" svg:x="0.7075in" svg:y="2.161in" svg:viewBox="0 0 238 330" svg:d="m0 328c0 0 0 0 0-321 0 0 0 0 44 0 0 0 0 0 0 46 21-35 53-53 94-53 17 0 33 4 47 11s27 15 34 28 12 23 16 40c1 9 1 27 1 52 0 0 0 0 0 197 0 0 0 0-49 0 0 0 0 0 0-196 0-23-2-37-5-49s-11-19-21-27-22-10-34-10c-23 0-39 9-55 23s-23 42-23 84c0 0 0 0 0 175 0 0 0 0-49 0z"><text:p/></draw:path><draw:path draw:style-name="gr28" draw:text-style-name="P8" svg:width="0.0217in" svg:height="0.1748in" svg:x="0.898in" svg:y="2.1161in" svg:viewBox="0 0 56 445" svg:d="m0 443c0-147 0-293 0-443 19 0 37 0 55 0 0 148 0 293 0 443-18 0-36 0-55 0z"><text:p/></draw:path><draw:path draw:style-name="gr29" draw:text-style-name="P8" svg:width="0.0933in" svg:height="0.1295in" svg:x="0.9543in" svg:y="2.161in" svg:viewBox="0 0 238 330" svg:d="m0 328c0 0 0 0 0-321 0 0 0 0 44 0 0 0 0 0 0 46 21-35 51-53 92-53 17 0 35 4 49 11s27 15 34 28 14 23 14 40c2 9 3 27 3 52 0 0 0 0 0 197 0 0 0 0-49 0 0 0 0 0 0-196 0-23-2-37-5-49s-11-19-20-27-23-10-35-10c-21 0-39 9-55 23s-23 42-23 84c0 0 0 0 0 175 0 0 0 0-49 0z"><text:p/></draw:path><draw:path draw:style-name="gr30" draw:text-style-name="P8" svg:width="0.1012in" svg:height="0.178in" svg:x="1.0772in" svg:y="2.161in" svg:viewBox="0 0 258 453" svg:d="m44 169c0 43 7 71 23 92s35 28 55 28 42-9 58-28 25-53 25-97-9-69-23-90-36-32-57-32-40 11-56 34-25 53-25 93zm-44 283c0 0 0 0 0-445 0 0 0 0 46 0 0 0 0 0 0 42 10-15 23-28 35-35s30-14 50-14c24 0 47 7 67 23s33 32 44 58 14 53 14 85-7 62-16 88-27 46-48 60-44 21-65 21c-18 0-32-3-44-12s-23-18-34-30c0 0 0 0 0 159 0 0 0 0-49 0z"><text:p/></draw:path><draw:path draw:style-name="gr31" draw:text-style-name="P8" svg:width="0.0933in" svg:height="0.1295in" svg:x="1.2008in" svg:y="2.1642in" svg:viewBox="0 0 238 330" svg:d="m192 321c0 0 0 0 0-48-24 36-53 55-93 55-16 0-32-3-48-10s-25-18-33-29-13-23-16-40c-2-11-2-29-2-50 0 0 0 0 0-199 0 0 0 0 49 0 0 0 0 0 0 178 0 28 2 48 4 57 3 15 9 26 19 35s23 12 37 12 29-3 43-12 21-21 26-35 7-36 7-64c0 0 0 0 0-171 0 0 0 0 51 0 0 0 0 0 0 321 0 0 0 0-44 0z"><text:p/></draw:path><draw:path draw:style-name="gr32" draw:text-style-name="P8" svg:width="0.0567in" svg:height="0.1724in" svg:x="1.3134in" svg:y="2.1201in" svg:viewBox="0 0 145 439" svg:d="m136 385c0 0 0 0 7 47-14 2-27 5-37 5-20 0-32-3-42-10s-18-16-22-25-5-30-5-65c0 0 0 0 0-184 0 0 0 0-37 0 0 0 0 0 0-42 0 0 0 0 37 0 0 0 0 0 0-79 0 0 0 0 49-32 0 0 0 0 0 111 0 0 0 0 50 0 0 0 0 0 0 42 0 0 0 0-50 0 0 0 0 0 0 187 0 16 0 27 4 32s3 7 7 11 11 3 18 3 12-1 21-1z"><text:p/></draw:path><draw:path draw:style-name="gr33" draw:text-style-name="P8" svg:width="0.1268in" svg:height="0.1807in" svg:x="1.4429in" svg:y="2.1134in" svg:viewBox="0 0 323 460" svg:d="m0 307c0 0 0 0 49-4 4 23 9 41 18 53s21 27 41 36 38 14 61 14 39-4 53-11 28-16 36-26 10-25 10-37-2-29-10-39-20-18-38-25c-8-5-35-12-70-23s-64-19-79-26c-18-11-32-25-41-43s-14-33-14-54 3-43 16-64 28-33 51-42 46-16 72-16 57 5 81 16 39 25 52 46 19 44 21 70c0 0 0 0-53 4-2-28-13-48-28-62s-39-23-69-23-57 7-71 21-21 27-21 46 4 30 16 41 35 19 79 30 73 21 90 30c23 10 41 26 51 44s18 37 18 63-7 44-19 66-30 37-53 49-50 18-78 18c-37 0-67-7-92-18s-44-30-58-53-19-51-21-81z"><text:p/></draw:path><draw:path draw:style-name="gr34" draw:text-style-name="P8" svg:width="0.1059in" svg:height="0.178in" svg:x="1.5846in" svg:y="2.1642in" svg:viewBox="0 0 270 453" svg:d="m25 445c0 0 0 0-6-52 11 4 20 6 29 6s19-2 26-6 12-10 16-19 9-18 16-39c0-3 2-7 5-14 0 0 0 0-111-321 0 0 0 0 53 0 0 0 0 0 60 185 7 25 16 50 21 76 7-26 12-49 23-72 0 0 0 0 60-189 0 0 0 0 51 0 0 0 0 0-111 328-12 34-23 58-28 72-11 16-20 30-30 37s-25 15-41 15c-10 0-21-2-33-7z"><text:p/></draw:path><draw:path draw:style-name="gr35" draw:text-style-name="P8" svg:width="0.0961in" svg:height="0.1323in" svg:x="1.6992in" svg:y="2.161in" svg:viewBox="0 0 245 337" svg:d="m0 231c0 0 0 0 49-5 2 19 11 37 23 47s30 16 53 16 39-3 51-14 16-21 16-35-5-21-14-28-25-13-51-20c-35-10-62-19-76-26s-26-18-32-30-10-28-10-43 2-28 7-40 16-21 25-30 19-12 31-16 29-7 44-7c23 0 45 4 62 11s28 19 37 30 14 28 18 49c0 0 0 0-50 7-1-16-8-30-19-39s-25-14-44-14-41 5-49 14-16 18-16 28 3 15 7 18 10 12 17 16 22 5 46 14c36 11 60 19 74 27s25 14 34 26 10 28 10 46-5 37-14 53-23 28-42 37-39 12-62 12c-39 0-67-9-88-26s-32-44-37-78z"><text:p/></draw:path><draw:path draw:style-name="gr36" draw:text-style-name="P8" svg:width="0.0567in" svg:height="0.1724in" svg:x="1.8071in" svg:y="2.1201in" svg:viewBox="0 0 145 439" svg:d="m138 385c0 0 0 0 5 47-14 2-27 5-37 5-20 0-34-3-42-10s-18-16-20-25-7-30-7-65c0 0 0 0 0-184 0 0 0 0-37 0 0 0 0 0 0-42 0 0 0 0 37 0 0 0 0 0 0-79 0 0 0 0 49-32 0 0 0 0 0 111 0 0 0 0 52 0 0 0 0 0 0 42 0 0 0 0-52 0 0 0 0 0 0 187 0 16 0 27 2 32s5 7 11 11 9 3 16 3 14-1 23-1z"><text:p/></draw:path><draw:path draw:style-name="gr37" draw:text-style-name="P8" svg:width="0.1067in" svg:height="0.1323in" svg:x="1.8728in" svg:y="2.161in" svg:viewBox="0 0 272 337" svg:d="m53 138c0 0 0 0 164 0-2-29-7-48-18-62-16-21-37-32-61-32s-43 9-59 27-23 37-26 67zm164 88c0 0 0 0 53 5-9 34-25 58-46 76s-51 28-85 28c-42 0-75-14-102-44s-37-69-37-122 12-95 39-125 58-44 99-44 70 16 95 44 37 71 37 122c0 3 0 9 0 16 0 0 0 0-219 0 2 35 11 61 27 81s37 26 61 26c18 0 34-3 48-14s23-28 30-49z"><text:p/></draw:path><draw:path draw:style-name="gr38" draw:text-style-name="P8" svg:width="0.1571in" svg:height="0.1295in" svg:x="2.0028in" svg:y="2.161in" svg:viewBox="0 0 400 330" svg:d="m0 328c0 0 0 0 0-321 0 0 0 0 46 0 0 0 0 0 0 44 7-14 19-26 35-35s34-16 53-16 39 5 53 16 25 23 30 39c23-36 53-55 92-55 28 0 51 9 65 26s25 46 25 82c0 0 0 0 0 220 0 0 0 0-50 0 0 0 0 0 0-203 0-21-3-35-5-46s-9-17-18-24-17-9-30-9c-19 0-37 9-51 23s-21 39-21 72c0 0 0 0 0 187 0 0 0 0-49 0 0 0 0 0 0-208 0-23-4-42-11-55s-23-19-41-19-28 5-38 12-20 21-27 37-7 37-7 67c0 0 0 0 0 166 0 0 0 0-51 0z"><text:p/></draw:path></draw:g><draw:g draw:style-name="gr2"><draw:path draw:style-name="gr39" draw:text-style-name="P8" svg:width="1.3323in" svg:height="0.7295in" svg:x="5.3299in" svg:y="1.7028in" svg:viewBox="0 0 3385 1854" svg:d="m0 1852c0-617 0-1235 0-1852 1127 0 2256 0 3383 0 0 617 0 1235 0 1852-1127 0-2256 0-3383 0z"><text:p/></draw:path><draw:path draw:style-name="gr40" draw:text-style-name="P8" svg:width="0.1598in" svg:height="0.1748in" svg:x="5.6835in" svg:y="1.8417in" svg:viewBox="0 0 407 445" svg:d="m258 268c-20-53-38-107-59-166-17 57-33 111-53 166 36 0 73 0 112 0zm148 175c-29 0-59 0-88 0-11-32-23-66-36-99-53 0-106 0-160 0-11 32-23 65-34 99-30 0-60 0-88 0 53-147 102-293 155-443 30 0 58 0 88 0 53 148 106 295 163 443z"><text:p/></draw:path><draw:path draw:style-name="gr41" draw:text-style-name="P8" svg:width="0.1051in" svg:height="0.1303in" svg:x="5.8598in" svg:y="1.8898in" svg:viewBox="0 0 268 332" svg:d="m194 321c0 0 0 0 0-46-12 16-25 28-42 39s-36 16-55 16-39-5-53-16-26-21-33-39-11-42-11-70c0 0 0 0 0-205 0 0 0 0 78 0 0 0 0 0 0 148 0 44 1 74 5 83s7 18 14 25 16 9 28 9 27-4 36-13 17-19 21-30 7-40 7-86c0 0 0 0 0-136 0 0 0 0 77 0 0 0 0 0 0 321 0 0 0 0-72 0z"><text:p/></draw:path><draw:path draw:style-name="gr42" draw:text-style-name="P8" svg:width="0.113in" svg:height="0.178in" svg:x="5.989in" svg:y="1.8417in" svg:viewBox="0 0 288 453" svg:d="m79 277c0 33 4 58 14 74 13 21 29 34 52 34 17 0 33-9 46-27s17-40 17-74-5-64-17-79-29-25-46-25-36 7-48 25-18 38-18 72zm207 166c0 0 0 0-73 0 0 0 0 0 0-46-10 18-24 32-42 40s-32 15-49 15c-34 0-62-16-85-45s-37-72-37-125 11-97 35-123 53-44 87-44 63 14 86 46c0 0 0 0 0-161 0 0 0 0 78 0 0 0 0 0 0 443z"><text:p/></draw:path><draw:path draw:style-name="gr43" draw:text-style-name="P8" svg:width="0.0315in" svg:height="0.1748in" svg:x="6.1307in" svg:y="1.8417in" svg:viewBox="0 0 81 445" svg:d="m0 443c0-106 0-214 0-321 28 0 53 0 79 0 0 107 0 215 0 321-26 0-51 0-79 0zm0-364c0-26 0-51 0-79 28 0 53 0 79 0 0 28 0 53 0 79-26 0-51 0-79 0z"><text:p/></draw:path><draw:path draw:style-name="gr44" draw:text-style-name="P8" svg:width="0.1197in" svg:height="0.1331in" svg:x="6.1854in" svg:y="1.887in" svg:viewBox="0 0 305 339" svg:d="m79 169c0 30 7 57 20 73s32 26 53 26 35-10 51-26 21-43 21-74-9-55-21-73-32-26-51-26-39 9-53 26-20 41-20 74zm-79-5c0-30 7-55 19-83s32-46 53-60 51-21 80-21c44 0 79 16 107 48s44 70 44 120-14 88-44 121-63 48-107 48c-27 0-53-7-78-21s-42-32-55-58-19-59-19-94z"><text:p/></draw:path><draw:path draw:style-name="gr45" draw:text-style-name="P8" svg:width="0.1524in" svg:height="0.1807in" svg:x="5.6in" svg:y="2.1134in" svg:viewBox="0 0 388 460" svg:d="m56 236c0 53 13 96 39 126s58 47 99 47 72-16 99-47 39-76 39-133c0-35-7-67-18-93s-26-48-48-64-46-23-72-23c-39 0-69 16-97 44s-41 75-41 143zm-56-1c0-73 18-133 55-173s83-62 139-62c37 0 71 9 101 30s52 46 68 79 23 76 23 120-7 85-24 120-41 62-71 81-63 29-97 29-72-11-102-32-53-48-67-81-25-71-25-111z"><text:p/></draw:path><draw:path draw:style-name="gr46" draw:text-style-name="P8" svg:width="0.0996in" svg:height="0.178in" svg:x="5.7772in" svg:y="2.161in" svg:viewBox="0 0 254 453" svg:d="m42 169c0 43 7 71 23 92s34 28 57 28 40-9 58-28 23-53 23-97-7-69-23-90-35-32-57-32-40 11-56 34-25 53-25 93zm-42 283c0 0 0 0 0-445 0 0 0 0 42 0 0 0 0 0 0 42 13-15 25-28 39-35s28-14 48-14c24 0 47 7 67 23s33 32 42 58 14 53 14 85-3 62-14 88-28 46-47 60-43 21-66 21c-16 0-32-3-44-12s-25-18-33-30c0 0 0 0 0 159 0 0 0 0-48 0z"><text:p/></draw:path><draw:path draw:style-name="gr47" draw:text-style-name="P8" svg:width="0.1071in" svg:height="0.1323in" svg:x="5.8929in" svg:y="2.161in" svg:viewBox="0 0 273 337" svg:d="m55 138c0 0 0 0 164 0-2-29-9-48-20-62-16-21-35-32-60-32s-42 9-58 27-25 37-26 67zm164 88c0 0 0 0 51 5-7 34-23 58-46 76s-49 28-85 28c-42 0-74-14-100-44s-39-69-39-122 14-95 41-125 56-44 98-44 71 16 96 44 37 71 37 122c0 3 0 9 0 16 0 0 0 0-219 0 2 35 11 61 26 81s37 26 60 26c20 0 36-3 50-14s21-28 30-49z"><text:p/></draw:path><draw:path draw:style-name="gr48" draw:text-style-name="P8" svg:width="0.0941in" svg:height="0.1295in" svg:x="6.0236in" svg:y="2.161in" svg:viewBox="0 0 240 330" svg:d="m0 328c0 0 0 0 0-321 0 0 0 0 46 0 0 0 0 0 0 46 19-35 51-53 92-53 17 0 35 4 49 11s25 15 32 28 12 23 16 40c1 9 3 27 3 52 0 0 0 0 0 197 0 0 0 0-51 0 0 0 0 0 0-196 0-23 0-37-4-49s-10-19-21-27-21-10-35-10c-21 0-39 9-53 23s-25 42-25 84c0 0 0 0 0 175 0 0 0 0-49 0z"><text:p/></draw:path><draw:path draw:style-name="gr49" draw:text-style-name="P8" svg:width="0.1488in" svg:height="0.1748in" svg:x="6.1327in" svg:y="2.1161in" svg:viewBox="0 0 379 445" svg:d="m115 261c0 0 0 0 137 0 0 0 0 0-40-122-14-38-23-68-30-93-6 30-14 56-23 86 0 0 0 0-44 129zm-115 182c49-147 101-293 153-443 20 0 39 0 60 0 53 148 108 293 164 443-19 0-40 0-61 0-14-44-30-90-46-134-57 0-115 0-171 0-14 44-28 90-44 134-20 0-36 0-55 0z"><text:p/></draw:path><draw:path draw:style-name="gr50" draw:text-style-name="P8" svg:width="0.0988in" svg:height="0.1748in" svg:x="6.2972in" svg:y="2.1161in" svg:viewBox="0 0 252 445" svg:d="m0 443c0-147 0-293 0-443 18 0 35 0 53 0 0 131 0 259 0 392 67 0 132 0 197 0 0 15 0 33 0 51-82 0-165 0-250 0z"><text:p/></draw:path></draw:g><draw:g draw:style-name="gr2"><draw:path draw:style-name="gr51" draw:text-style-name="P8" svg:width="1.3331in" svg:height="0.7295in" svg:x="0in" svg:y="0.0008in" svg:viewBox="0 0 3387 1854" svg:d="m0 1852c0-617 0-1235 0-1852 1129 0 2256 0 3385 0 0 617 0 1235 0 1852-1129 0-2256 0-3385 0z"><text:p/></draw:path><draw:path draw:style-name="gr52" draw:text-style-name="P8" svg:width="0.1217in" svg:height="0.1748in" svg:x="0.2646in" svg:y="0.1398in" svg:viewBox="0 0 310 445" svg:d="m81 76c0 0 0 0 0 125 0 0 0 0 46 0 32 0 53-2 64-7s19-12 26-19 9-23 9-37-6-29-13-39-21-18-33-20-30-3-60-3c0 0 0 0-39 0zm-81 367c0 0 0 0 0-443 0 0 0 0 132 0 48 0 81 2 96 7 22 7 44 21 60 44s21 51 21 87c0 28-4 49-13 67s-21 35-35 44-28 17-42 21c-18 5-46 7-85 7 0 0 0 0-53 0 0 0 0 0 0 166 0 0 0 0-81 0z"><text:p/></draw:path><draw:path draw:style-name="gr53" draw:text-style-name="P8" svg:width="0.1051in" svg:height="0.1748in" svg:x="0.4118in" svg:y="0.1398in" svg:viewBox="0 0 268 445" svg:d="m79 0c0 0 0 0 0 164 25-33 55-48 89-48 17 0 33 2 49 9s23 18 32 28 12 25 16 38 1 35 1 63c0 0 0 0 0 189 0 0 0 0-75 0 0 0 0 0 0-170 0-33-4-54-6-63s-7-16-16-23-16-7-28-7-23 3-33 11-18 17-23 29-6 36-6 62c0 0 0 0 0 161 0 0 0 0-79 0 0 0 0 0 0-443 0 0 0 0 79 0z"><text:p/></draw:path><draw:path draw:style-name="gr54" draw:text-style-name="P8" svg:width="0.1185in" svg:height="0.178in" svg:x="0.5335in" svg:y="0.1874in" svg:viewBox="0 0 302 453" svg:d="m0 0c0 0 0 0 83 0 0 0 0 0 70 229 0 0 0 0 67-229 0 0 0 0 80 0 0 0 0 0-102 309 0 0 0 0-18 58-7 18-14 32-19 42s-15 20-22 23-17 11-30 14-26 6-40 6-28-2-43-6c0 0 0 0-7-65 13 4 23 4 34 4 16 0 30-6 39-16s16-27 19-46c0 0 0 0-111-323z"><text:p/></draw:path><draw:path draw:style-name="gr55" draw:text-style-name="P8" svg:width="0.1087in" svg:height="0.1323in" svg:x="0.6602in" svg:y="0.1854in" svg:viewBox="0 0 277 337" svg:d="m0 238c0 0 0 0 79-14 4 18 9 28 20 37s24 12 42 12 35-3 46-12c7-5 9-12 9-21s-2-12-4-18-12-7-26-12c-64-14-102-28-120-41-23-17-34-42-34-72s9-51 29-71 51-26 95-26 69 5 88 19 34 37 41 62c0 0 0 0-73 16-3-12-10-23-19-30s-21-9-35-9c-22 0-37 4-46 9s-9 11-9 18 2 10 9 16 31 14 72 22 69 23 86 41 25 34 25 62-12 56-35 77-55 32-99 32-72-9-95-25-37-44-46-72z"><text:p/></draw:path><draw:path draw:style-name="gr56" draw:text-style-name="P8" svg:width="0.0303in" svg:height="0.1748in" svg:x="0.7953in" svg:y="0.1398in" svg:viewBox="0 0 78 445" svg:d="m0 443c0-106 0-212 0-321 25 0 51 0 76 0 0 109 0 215 0 321-25 0-51 0-76 0zm0-364c0-26 0-51 0-79 25 0 51 0 76 0 0 28 0 53 0 79-25 0-51 0-76 0z"><text:p/></draw:path><draw:path draw:style-name="gr57" draw:text-style-name="P8" svg:width="0.1087in" svg:height="0.1323in" svg:x="0.85in" svg:y="0.1854in" svg:viewBox="0 0 277 337" svg:d="m273 101c0 0 0 0-77 15-4-17-9-30-18-38s-21-13-35-13c-21 0-35 7-48 23s-17 39-17 73c0 38 7 65 17 82s28 23 48 23c16 0 26-5 37-14s16-26 19-49c0 0 0 0 76 16-7 37-23 67-44 88s-53 28-92 28c-42 0-75-16-102-44s-37-72-37-123 12-96 37-124 62-44 104-44c35 0 64 7 87 23s35 42 45 78z"><text:p/></draw:path><draw:path draw:style-name="gr58" draw:text-style-name="P8" svg:width="0.1079in" svg:height="0.1323in" svg:x="0.9693in" svg:y="0.1854in" svg:viewBox="0 0 275 337" svg:d="m0 238c0 0 0 0 78-14 3 18 8 28 19 37s25 12 42 12 36-3 46-12c7-5 9-12 9-21s0-12-3-18-13-7-27-12c-63-14-102-28-120-41-23-17-33-42-33-72s8-51 30-71 49-26 93-26 69 5 88 19 34 37 41 62c0 0 0 0-72 16-4-12-11-23-18-30s-21-9-37-9c-21 0-37 4-46 9s-7 11-7 18 0 10 7 16 32 14 72 22 69 23 87 41 24 34 24 62-12 56-35 77-55 32-99 32-70-9-95-25-37-44-44-72z"><text:p/></draw:path><draw:path draw:style-name="gr59" draw:text-style-name="P8" svg:width="0.1488in" svg:height="0.1748in" svg:x="0.0346in" svg:y="0.4142in" svg:viewBox="0 0 379 445" svg:d="m115 261c0 0 0 0 137 0 0 0 0 0-42-122-12-37-23-68-28-93-7 30-14 58-25 86 0 0 0 0-42 129zm-115 182c49-147 101-293 153-443 18 0 39 0 60 0 53 148 108 293 164 443-22 0-42 0-63 0-14-44-30-88-44-134-57 0-115 0-171 0-14 46-28 90-44 134-20 0-37 0-55 0z"><text:p/></draw:path><draw:path draw:style-name="gr60" draw:text-style-name="P8" svg:width="0.1012in" svg:height="0.1807in" svg:x="0.1902in" svg:y="0.4591in" svg:viewBox="0 0 258 460" svg:d="m49 162c0 43 7 74 23 92s34 30 57 30 42-11 58-30 23-49 23-90-7-69-23-88-35-30-58-30-41 9-57 28-23 49-23 88zm-40 194c0 0 0 0 47 7 2 14 8 27 16 34s30 18 53 18 41-6 53-16 20-25 25-43c2-10 5-35 5-68-25 26-51 40-83 40-40 0-70-16-93-48s-32-68-32-112c0-32 4-59 14-87s25-44 42-58 43-23 69-23c34 0 64 16 85 48 0 0 0 0 0-41 0 0 0 0 46 0 0 0 0 0 0 279 0 49-4 83-14 106s-23 37-44 47-45 20-73 20c-35 0-63-9-84-27s-32-44-32-76z"><text:p/></draw:path><draw:path draw:style-name="gr61" draw:text-style-name="P8" svg:width="0.1067in" svg:height="0.1323in" svg:x="0.3138in" svg:y="0.4591in" svg:viewBox="0 0 272 337" svg:d="m53 138c0 0 0 0 166 0-2-27-11-48-20-62-16-21-35-30-63-30s-41 7-57 25-24 38-26 67zm164 88c0 0 0 0 51 7-7 32-21 58-44 74s-49 28-85 28c-42 0-75-14-102-42s-37-71-37-122 12-97 37-125 58-46 99-46 72 16 97 46 37 70 37 122c0 3 0 8 0 14 0 0 0 0-219 0 2 35 11 61 28 81s36 28 60 28c20 0 36-5 48-16s23-28 30-49z"><text:p/></draw:path><draw:path draw:style-name="gr62" draw:text-style-name="P8" svg:width="0.0197in" svg:height="0.1748in" svg:x="0.4445in" svg:y="0.4142in" svg:viewBox="0 0 51 445" svg:d="m0 443c0-106 0-212 0-321 14 0 30 0 49 0 0 109 0 215 0 321-15 0-33 0-49 0zm0-379c0-20 0-41 0-64 14 0 30 0 49 0 0 21 0 42 0 64-15 0-33 0-49 0z"><text:p/></draw:path><draw:path draw:style-name="gr63" draw:text-style-name="P8" svg:width="0.1067in" svg:height="0.1323in" svg:x="0.4866in" svg:y="0.4591in" svg:viewBox="0 0 272 337" svg:d="m205 169c-18 7-46 13-82 20-21 2-35 7-44 10s-14 11-19 18-7 18-7 25c0 14 7 26 16 37s24 14 44 14 35-5 51-14 25-21 34-37c3-13 7-30 7-55 0 0 0 0 0-18zm3 120c-19 16-35 29-53 36s-35 10-54 10c-32 0-57-9-75-26s-26-39-26-66c0-14 4-30 9-42s16-23 26-30 25-14 37-18c9-3 23-7 44-8 41-6 71-13 89-20 0-9 0-12 0-14 0-23-4-39-14-47-13-11-32-18-57-18s-41 5-51 12-19 25-23 48c0 0 0 0-51-7 5-23 10-41 23-53s23-27 42-34 42-12 67-12 46 4 60 11 28 14 35 24 13 20 16 37c2 9 2 25 2 48 0 0 0 0 0 72 0 51 2 85 4 99s5 25 12 37c0 0 0 0-51 0-6-12-9-25-11-39z"><text:p/></draw:path><draw:path draw:style-name="gr64" draw:text-style-name="P8" svg:width="0.1217in" svg:height="0.1748in" svg:x="0.6811in" svg:y="0.4142in" svg:viewBox="0 0 310 445" svg:d="m53 212c0 0 0 0 104 0 35 0 58-7 72-23s23-32 23-58c0-20-3-34-12-48s-21-23-34-27c-8-3-26-3-51-3 0 0 0 0-102 0 0 0 0 0 0 159zm-53 231c0 0 0 0 0-443 0 0 0 0 152 0 26 0 46 2 60 5 21 4 38 11 51 21s23 23 33 43 13 37 13 60c0 39-13 69-34 97s-63 37-120 37c0 0 0 0-102 0 0 0 0 0 0 180 0 0 0 0-53 0z"><text:p/></draw:path><draw:path draw:style-name="gr65" draw:text-style-name="P8" svg:width="0.0941in" svg:height="0.1748in" svg:x="0.8264in" svg:y="0.4142in" svg:viewBox="0 0 240 445" svg:d="m0 443c0 0 0 0 0-443 0 0 0 0 51 0 0 0 0 0 0 161 23-30 51-46 87-46 21 0 40 5 56 14s28 23 34 39 10 42 10 72c0 0 0 0 0 203 0 0 0 0-49 0 0 0 0 0 0-203 0-27-7-46-16-60s-27-18-46-18c-14 0-28 6-41 13s-22 19-28 35-7 32-7 58c0 0 0 0 0 175 0 0 0 0-51 0z"><text:p/></draw:path><draw:path draw:style-name="gr66" draw:text-style-name="P8" svg:width="0.1059in" svg:height="0.178in" svg:x="0.939in" svg:y="0.4618in" svg:viewBox="0 0 270 453" svg:d="m26 445c0 0 0 0-7-52 11 4 22 6 29 6s21-2 28-6 12-10 16-19 9-16 14-39c2-3 3-7 5-14 0 0 0 0-111-321 0 0 0 0 53 0 0 0 0 0 62 185 7 25 14 50 19 76 7-26 14-49 23-72 0 0 0 0 62-189 0 0 0 0 49 0 0 0 0 0-109 328-13 34-23 58-30 72-9 18-18 30-30 37s-25 15-41 15c-10 0-21-2-32-7z"><text:p/></draw:path><draw:path draw:style-name="gr67" draw:text-style-name="P8" svg:width="0.0961in" svg:height="0.1323in" svg:x="1.0535in" svg:y="0.4591in" svg:viewBox="0 0 245 337" svg:d="m0 233c0 0 0 0 49-7 2 19 11 37 23 47s30 18 53 18 41-5 51-16 16-21 16-33-3-23-14-30-25-13-51-20c-35-10-62-17-76-24s-25-20-32-32-10-27-10-43 2-28 9-40 14-21 24-30 18-12 32-16 28-7 42-7c23 0 45 4 62 11s28 19 39 30 12 28 16 49c0 0 0 0-48 7-3-16-9-30-21-39s-25-12-42-12-41 5-50 12-16 18-16 28 2 15 8 20 10 10 17 14 20 5 44 14c37 11 60 19 74 27s25 15 34 26 10 28 10 48-3 35-14 51-23 28-40 37-39 12-64 12c-37 0-67-9-86-26s-32-44-39-76z"><text:p/></draw:path><draw:path draw:style-name="gr68" draw:text-style-name="P8" svg:width="0.1461in" svg:height="0.1748in" svg:x="1.1583in" svg:y="0.4142in" svg:viewBox="0 0 372 445" svg:d="m0 443c0 0 0 0 155-230 0 0 0 0-136-213 0 0 0 0 62 0 0 0 0 0 74 115 16 24 27 42 34 53 9-15 19-32 31-50 0 0 0 0 82-118 0 0 0 0 58 0 0 0 0 0-140 212 0 0 0 0 150 231 0 0 0 0-67 0 0 0 0 0-100-157-5-9-11-18-16-27-9 14-16 25-21 32 0 0 0 0-101 152 0 0 0 0-65 0z"><text:p/></draw:path></draw:g><draw:g draw:style-name="gr2"><draw:path draw:style-name="gr69" draw:text-style-name="P8" svg:width="2.2213in" svg:height="0.7295in" svg:x="1.9984in" svg:y="0.0008in" svg:viewBox="0 0 5643 1854" svg:d="m0 1852c0-617 0-1235 0-1852 1880 0 3759 0 5641 0 0 617 0 1235 0 1852-1880 0-3759 0-5641 0z"><text:p/></draw:path><draw:path draw:style-name="gr70" draw:text-style-name="P8" svg:width="0.1217in" svg:height="0.1748in" svg:x="2.2264in" svg:y="0.1398in" svg:viewBox="0 0 310 445" svg:d="m81 76c0 0 0 0 0 125 0 0 0 0 44 0 32 0 53-2 64-7s19-12 24-19 11-23 11-37-5-29-12-39-20-18-34-20-30-3-58-3c0 0 0 0-39 0zm-81 367c0 0 0 0 0-443 0 0 0 0 129 0 51 0 83 2 99 7 21 7 42 21 56 44s25 51 25 87c0 28-6 49-14 67s-22 35-36 44-26 17-40 21c-20 5-48 7-85 7 0 0 0 0-53 0 0 0 0 0 0 166 0 0 0 0-81 0z"><text:p/></draw:path><draw:path draw:style-name="gr71" draw:text-style-name="P8" svg:width="0.1043in" svg:height="0.1748in" svg:x="2.3736in" svg:y="0.1398in" svg:viewBox="0 0 266 445" svg:d="m78 0c0 0 0 0 0 164 24-33 54-48 88-48 17 0 33 2 49 9s25 18 30 28 14 25 16 38 4 35 4 63c0 0 0 0 0 189 0 0 0 0-76 0 0 0 0 0 0-170 0-33-2-54-6-63s-7-16-15-23-16-7-29-7-23 3-33 11-18 17-21 29-7 36-7 62c0 0 0 0 0 161 0 0 0 0-78 0 0 0 0 0 0-443 0 0 0 0 78 0z"><text:p/></draw:path><draw:path draw:style-name="gr72" draw:text-style-name="P8" svg:width="0.1189in" svg:height="0.178in" svg:x="2.4945in" svg:y="0.1874in" svg:viewBox="0 0 303 453" svg:d="m0 0c0 0 0 0 83 0 0 0 0 0 69 229 0 0 0 0 68-229 0 0 0 0 82 0 0 0 0 0-104 309 0 0 0 0-20 58-5 18-12 32-17 42s-15 20-23 23-16 11-29 14-24 6-38 6-30-2-45-6c0 0 0 0-7-65 13 4 23 4 32 4 20 0 32-6 41-16s16-27 19-46c0 0 0 0-111-323z"><text:p/></draw:path><draw:path draw:style-name="gr73" draw:text-style-name="P8" svg:width="0.1079in" svg:height="0.1323in" svg:x="2.622in" svg:y="0.1854in" svg:viewBox="0 0 275 337" svg:d="m0 238c0 0 0 0 78-14 1 18 8 28 19 37s25 12 42 12 36-3 46-12c6-5 11-12 11-21s-4-12-7-18-13-7-27-12c-61-14-100-28-118-41-23-17-35-42-35-72s10-51 30-71 53-26 93-26 71 5 90 19 34 37 41 62c0 0 0 0-74 16-2-12-9-23-16-30s-23-9-39-9c-19 0-35 4-42 9s-11 11-11 18 4 10 9 16 30 14 71 22 70 23 88 41 24 34 24 62-12 56-35 77-55 32-99 32-72-9-93-25-39-44-46-72z"><text:p/></draw:path><draw:path draw:style-name="gr74" draw:text-style-name="P8" svg:width="0.0303in" svg:height="0.1748in" svg:x="2.7563in" svg:y="0.1398in" svg:viewBox="0 0 78 445" svg:d="m0 443c0-106 0-212 0-321 25 0 51 0 76 0 0 109 0 215 0 321-25 0-51 0-76 0zm0-364c0-26 0-51 0-79 25 0 51 0 76 0 0 28 0 53 0 79-25 0-51 0-76 0z"><text:p/></draw:path><draw:path draw:style-name="gr75" draw:text-style-name="P8" svg:width="0.1087in" svg:height="0.1323in" svg:x="2.811in" svg:y="0.1854in" svg:viewBox="0 0 277 337" svg:d="m272 101c0 0 0 0-76 15-2-17-9-30-18-38s-21-13-35-13c-20 0-35 7-46 23s-19 39-19 73c0 38 7 65 19 82s26 23 48 23c14 0 26-5 35-14s16-26 19-49c0 0 0 0 76 16-7 37-21 67-46 88s-51 28-88 28c-44 0-77-16-104-44s-37-72-37-123 12-96 37-124 62-44 106-44c33 0 63 7 85 23s35 42 44 78z"><text:p/></draw:path><draw:path draw:style-name="gr76" draw:text-style-name="P8" svg:width="0.1079in" svg:height="0.1323in" svg:x="2.9307in" svg:y="0.1854in" svg:viewBox="0 0 275 337" svg:d="m0 238c0 0 0 0 78-14 1 18 8 28 19 37s25 12 42 12 37-3 46-12c6-5 11-12 11-21s-4-12-5-18-15-7-29-12c-61-14-100-28-118-41-23-17-35-42-35-72s10-51 30-71 53-26 95-26 71 5 88 19 34 37 41 62c0 0 0 0-72 16-4-12-9-23-18-30s-23-9-37-9c-21 0-37 4-44 9s-11 11-11 18 4 10 9 16 32 14 72 22 71 23 87 41 24 34 24 62-12 56-35 77-55 32-99 32-70-9-93-25-39-44-46-72z"><text:p/></draw:path><draw:path draw:style-name="gr77" draw:text-style-name="P8" svg:width="0.2094in" svg:height="0.1748in" svg:x="3.1102in" svg:y="0.1398in" svg:viewBox="0 0 533 445" svg:d="m95 443c-30-145-61-293-95-443 28 0 56 0 85 0 21 102 40 203 60 305 24-100 49-201 74-305 33 0 63 0 99 0 21 104 45 208 68 310 21-102 43-206 64-310 26 0 53 0 81 0-34 148-65 296-97 443-30 0-58 0-90 0-25-110-51-219-78-328-26 109-54 218-81 328-30 0-58 0-90 0z"><text:p/></draw:path><draw:path draw:style-name="gr78" draw:text-style-name="P8" svg:width="0.0748in" svg:height="0.1287in" svg:x="3.3346in" svg:y="0.1854in" svg:viewBox="0 0 191 328" svg:d="m76 326c0 0 0 0-76 0 0 0 0 0 0-321 0 0 0 0 72 0 0 0 0 0 0 48 13-23 21-37 32-44s21-9 34-9c17 0 35 4 51 14 0 0 0 0-23 74-14-9-27-14-37-14s-21 4-28 11-13 17-18 37-7 51-7 106c0 0 0 0 0 98z"><text:p/></draw:path><draw:path draw:style-name="gr79" draw:text-style-name="P8" svg:width="0.1079in" svg:height="0.1323in" svg:x="3.4146in" svg:y="0.1854in" svg:viewBox="0 0 275 337" svg:d="m182 175c-13 3-29 7-48 12s-37 9-42 14c-9 9-16 18-16 32s5 21 12 30 20 12 30 12 28-5 41-16c9-7 16-14 19-26 2-7 4-21 4-44 0 0 0 0 0-14zm-106-71c0 0 0 0-69-12 7-32 21-55 41-71s49-21 86-21c34 0 60 4 76 12s30 22 37 34 9 39 9 77c0 0 0 0 0 99 0 27 0 48 3 62s7 28 14 42c0 0 0 0-77 0 0-5-4-14-7-23-2-5-2-8-2-10-14 14-28 25-44 32s-32 10-46 10c-32 0-55-9-72-26s-25-41-25-69c0-18 2-35 11-49s19-23 33-32 35-14 62-21c35-7 62-15 76-20 0 0 0 0 0-9 0-16-6-28-13-35s-21-10-42-10c-14 0-25 1-32 8s-14 16-19 32z"><text:p/></draw:path><draw:path draw:style-name="gr80" draw:text-style-name="P8" svg:width="0.113in" svg:height="0.1776in" svg:x="3.5445in" svg:y="0.1854in" svg:viewBox="0 0 288 452" svg:d="m76 162c0 36 7 62 21 80s28 26 48 26 31-9 44-23 17-44 17-79-3-58-17-76-28-25-46-25-35 7-48 25-19 39-19 72zm-76-157c0 0 0 0 72 0 0 0 0 0 0 48 11-16 21-30 39-39s34-14 53-14c34 0 64 12 86 42s36 71 36 124-11 93-36 125-52 44-88 44c-16 0-30-3-44-10s-26-18-40-36c0 0 0 0 0 161 0 0 0 0-78 0 0 0 0 0 0-445z"><text:p/></draw:path><draw:path draw:style-name="gr81" draw:text-style-name="P8" svg:width="0.1134in" svg:height="0.1776in" svg:x="3.6799in" svg:y="0.1854in" svg:viewBox="0 0 289 452" svg:d="m78 162c0 36 5 62 19 80s28 26 48 26 33-9 46-23 17-44 17-79-7-58-17-76-29-25-48-25-34 7-46 25-19 39-19 72zm-78-157c0 0 0 0 72 0 0 0 0 0 0 48 11-16 23-30 39-39s34-14 55-14c32 0 62 12 84 42s38 71 38 124-11 93-38 125-52 44-86 44c-16 0-30-3-44-10s-27-18-41-36c0 0 0 0 0 161 0 0 0 0-79 0 0 0 0 0 0-445z"><text:p/></draw:path><draw:path draw:style-name="gr82" draw:text-style-name="P8" svg:width="0.1087in" svg:height="0.1323in" svg:x="3.8075in" svg:y="0.1854in" svg:viewBox="0 0 277 337" svg:d="m198 139c-2-23-6-42-20-56s-23-19-39-19-30 7-42 21-16 33-16 54c0 0 0 0 117 0zm-6 87c0 0 0 0 78 16-9 30-25 54-48 70s-47 23-79 23c-51 0-90-19-113-55-19-30-30-67-30-111 0-53 12-95 39-125s58-44 97-44c42 0 77 14 102 46s37 81 37 146c0 0 0 0-194 0 0 25 5 46 18 58s26 22 44 22c12 0 23-4 32-11s14-19 17-35z"><text:p/></draw:path><draw:path draw:style-name="gr83" draw:text-style-name="P8" svg:width="0.0752in" svg:height="0.1287in" svg:x="3.939in" svg:y="0.1854in" svg:viewBox="0 0 192 328" svg:d="m78 326c0 0 0 0-78 0 0 0 0 0 0-321 0 0 0 0 72 0 0 0 0 0 0 48 13-23 25-37 34-44s19-9 33-9c18 0 34 4 52 14 0 0 0 0-23 74-15-9-29-14-39-14s-18 4-27 11-14 17-19 37-5 51-5 106c0 0 0 0 0 98z"><text:p/></draw:path><draw:path draw:style-name="gr84" draw:text-style-name="P8" svg:width="0.126in" svg:height="0.1748in" svg:x="2.7445in" svg:y="0.4142in" svg:viewBox="0 0 321 445" svg:d="m0 443c0-147 0-293 0-443 19 0 35 0 55 0 72 116 143 231 213 349 0-116 0-233 0-349 18 0 34 0 51 0 0 148 0 293 0 443-17 0-33 0-54 0-71-115-143-231-214-348 0 117 0 231 0 348-17 0-32 0-51 0z"><text:p/></draw:path><draw:path draw:style-name="gr85" draw:text-style-name="P8" svg:width="0.1079in" svg:height="0.1268in" svg:x="2.8898in" svg:y="0.4618in" svg:viewBox="0 0 275 323" svg:d="m0 321c0 0 0 0 108-164 0 0 0 0-99-157 0 0 0 0 60 0 0 0 0 0 46 76 8 16 14 28 21 35 7-12 16-23 21-35 0 0 0 0 51-76 0 0 0 0 58 0 0 0 0 0-98 157 0 0 0 0 105 164 0 0 0 0-61 0 0 0 0 0-59-99 0 0 0 0-14-23 0 0 0 0-79 122 0 0 0 0-60 0z"><text:p/></draw:path><draw:path draw:style-name="gr86" draw:text-style-name="P8" svg:width="0.1516in" svg:height="0.1807in" svg:x="3.0102in" svg:y="0.411in" svg:viewBox="0 0 386 460" svg:d="m55 238c0 53 14 94 38 125s60 46 99 46 74-16 99-46 39-75 39-132c0-37-5-69-18-95s-26-48-46-64-46-21-72-21c-39 0-71 14-99 42s-40 76-40 145zm-55-2c0-74 16-132 55-174s81-62 137-62c37 0 73 9 103 30s51 46 67 81 23 74 23 120-8 83-25 120-39 62-69 79-65 29-99 29-72-11-102-32-51-48-67-81-23-71-23-110z"><text:p/></draw:path><draw:path draw:style-name="gr87" draw:text-style-name="P8" svg:width="0.1016in" svg:height="0.1807in" svg:x="3.1799in" svg:y="0.4591in" svg:viewBox="0 0 259 460" svg:d="m49 162c0 43 7 74 25 92s32 30 57 30 42-11 58-30 23-49 23-90-9-69-23-88-37-30-58-30-43 9-57 28-25 49-25 88zm-40 194c0 0 0 0 47 7 4 14 8 27 18 34s30 18 49 18 43-6 53-16 23-25 27-43c2-10 3-35 3-68-21 26-47 40-81 40-39 0-70-16-93-48s-32-68-32-112c0-32 4-59 14-87s25-44 44-58 43-23 67-23c36 0 64 16 87 48 0 0 0 0 0-41 0 0 0 0 46 0 0 0 0 0 0 279 0 49-6 83-15 106s-24 37-44 47-46 20-76 20c-33 0-61-9-82-27s-34-44-32-76z"><text:p/></draw:path><draw:path draw:style-name="gr88" draw:text-style-name="P8" svg:width="0.0622in" svg:height="0.1295in" svg:x="3.3098in" svg:y="0.4591in" svg:viewBox="0 0 159 330" svg:d="m0 328c0 0 0 0 0-321 0 0 0 0 44 0 0 0 0 0 0 49 12-22 23-37 32-45s21-11 32-11c17 0 33 7 49 18 0 0 0 0-16 49-12-7-25-11-35-11s-21 4-28 11-16 19-20 32c-5 17-7 39-7 63 0 0 0 0 0 166 0 0 0 0-51 0z"><text:p/></draw:path><draw:path draw:style-name="gr89" draw:text-style-name="P8" svg:width="0.1071in" svg:height="0.1323in" svg:x="3.3772in" svg:y="0.4591in" svg:viewBox="0 0 273 337" svg:d="m53 138c0 0 0 0 166 0-2-27-9-48-20-62-16-21-35-30-61-30s-43 7-57 25-25 38-28 67zm166 88c0 0 0 0 51 7-7 32-23 58-46 74s-49 28-85 28c-42 0-74-14-100-42s-39-71-39-122 12-97 39-125 58-46 99-46 70 16 97 46 37 70 37 122c0 3 0 8 0 14 0 0 0 0-219 0 0 35 11 61 26 81s37 28 60 28c20 0 36-5 48-16s23-28 32-49z"><text:p/></draw:path></draw:g><draw:g draw:style-name="gr2"><draw:path draw:style-name="gr90" draw:text-style-name="P8" svg:width="2.4425in" svg:height="1.2161in" svg:x="2.6744in" svg:y="4.3909in" svg:viewBox="0 0 6205 3090" svg:d="m0 3089c0-1031 0-2059 0-3089 2067 0 4136 0 6204 0 0 1030 0 2058 0 3089-2068 0-4135 0-6204 0z"><text:p/></draw:path><draw:path draw:style-name="gr91" draw:text-style-name="P8" svg:width="0.1122in" svg:height="0.1732in" svg:x="3.6311in" svg:y="4.6425in" svg:viewBox="0 0 286 441" svg:d="m0 439c0-144 0-291 0-439 26 0 53 0 81 0 0 122 0 242 0 363 69 0 136 0 203 0 0 27 0 52 0 76-93 0-189 0-284 0z"><text:p/></draw:path><draw:path draw:style-name="gr92" draw:text-style-name="P8" svg:width="0.1079in" svg:height="0.1331in" svg:x="3.7571in" svg:y="4.6862in" svg:viewBox="0 0 275 339" svg:d="m196 141c0-23-5-42-18-56s-25-21-39-21-31 7-42 21-16 35-16 56c0 0 0 0 115 0zm-4 87c0 0 0 0 76 15-9 30-25 53-46 67s-47 27-81 27c-51 0-86-19-113-55-17-32-28-67-28-111 0-53 12-95 39-125s58-46 95-46c44 0 78 16 104 48s37 79 35 144c0 0 0 0-194 0 2 27 7 46 18 58s28 23 44 23c12 0 25-3 32-10s14-20 19-35z"><text:p/></draw:path><draw:path draw:style-name="gr93" draw:text-style-name="P8" svg:width="0.1197in" svg:height="0.1268in" svg:x="3.8744in" svg:y="4.689in" svg:viewBox="0 0 305 323" svg:d="m118 321c0 0 0 0-118-321 0 0 0 0 81 0 0 0 0 0 55 164 0 0 0 0 16 56 3-15 7-24 9-29s3-16 7-27c0 0 0 0 56-164 0 0 0 0 79 0 0 0 0 0-114 321 0 0 0 0-71 0z"><text:p/></draw:path><draw:path draw:style-name="gr94" draw:text-style-name="P8" svg:width="0.1071in" svg:height="0.1331in" svg:x="4.0043in" svg:y="4.6862in" svg:viewBox="0 0 273 339" svg:d="m196 141c-2-23-7-42-18-56s-25-21-40-21-32 7-41 21-18 35-18 56c0 0 0 0 117 0zm-5 87c0 0 0 0 77 15-10 30-26 53-46 67s-49 27-81 27c-51 0-88-19-113-55-19-32-28-67-28-111 0-53 12-95 37-125s58-46 95-46c44 0 80 16 104 48s37 79 36 144c0 0 0 0-194 0 1 27 8 46 19 58s26 23 44 23c12 0 23-3 30-10s14-20 20-35z"><text:p/></draw:path><draw:path draw:style-name="gr95" draw:text-style-name="P8" svg:width="0.0303in" svg:height="0.1748in" svg:x="4.1362in" svg:y="4.6409in" svg:viewBox="0 0 78 445" svg:d="m0 443c0-145 0-293 0-443 26 0 51 0 76 0 0 148 0 295 0 443-25 0-50 0-76 0z"><text:p/></draw:path><draw:path draw:style-name="gr96" draw:text-style-name="P8" svg:width="0.0996in" svg:height="0.1748in" svg:x="2.9701in" svg:y="4.9154in" svg:viewBox="0 0 254 445" svg:d="m0 443c0-148 0-293 0-443 19 0 35 0 55 0 0 131 0 259 0 390 63 0 130 0 197 0 0 19 0 35 0 53-83 0-167 0-252 0z"><text:p/></draw:path><draw:path draw:style-name="gr97" draw:text-style-name="P8" svg:width="0.1067in" svg:height="0.1323in" svg:x="3.0854in" svg:y="4.9606in" svg:viewBox="0 0 272 337" svg:d="m53 136c0 0 0 0 166 0-2-27-11-46-20-60-16-21-37-30-63-30s-41 7-58 25-23 38-25 65zm164 90c0 0 0 0 51 7-7 32-23 58-44 74s-49 28-85 28c-42 0-75-14-102-42s-37-71-37-122 12-97 37-125 58-46 99-46 72 16 97 46 37 67 37 122c0 3 0 7 0 12 0 0 0 0-221 0 2 37 13 63 29 83s37 28 61 28c20 0 36-5 48-16s23-28 30-49z"><text:p/></draw:path><draw:path draw:style-name="gr98" draw:text-style-name="P8" svg:width="0.1067in" svg:height="0.1268in" svg:x="3.2035in" svg:y="4.9634in" svg:viewBox="0 0 272 323" svg:d="m109 321c0 0 0 0-109-321 0 0 0 0 53 0 0 0 0 0 62 192 7 21 14 43 19 66 5-18 9-38 19-62 0 0 0 0 66-196 0 0 0 0 51 0 0 0 0 0-111 321 0 0 0 0-50 0z"><text:p/></draw:path><draw:path draw:style-name="gr99" draw:text-style-name="P8" svg:width="0.1067in" svg:height="0.1323in" svg:x="3.3201in" svg:y="4.9606in" svg:viewBox="0 0 272 337" svg:d="m53 136c0 0 0 0 164 0-2-27-7-46-19-60-15-21-36-30-60-30s-43 7-59 25-23 38-26 65zm164 90c0 0 0 0 51 7-7 32-23 58-44 74s-51 28-85 28c-42 0-75-14-102-42s-37-71-37-122 12-97 39-125 58-46 99-46 70 16 95 46 37 67 37 122c0 3 0 7 0 12 0 0 0 0-219 0 2 37 11 63 27 83s37 28 61 28c18 0 34-5 46-16s25-28 32-49z"><text:p/></draw:path><draw:path draw:style-name="gr100" draw:text-style-name="P8" svg:width="0.0197in" svg:height="0.1748in" svg:x="3.45in" svg:y="4.9154in" svg:viewBox="0 0 51 445" svg:d="m0 443c0-148 0-293 0-443 16 0 32 0 49 0 0 148 0 293 0 443-15 0-31 0-49 0z"><text:p/></draw:path><draw:path draw:style-name="gr101" draw:text-style-name="P8" svg:width="0.1571in" svg:height="0.1295in" svg:x="3.561in" svg:y="4.9606in" svg:viewBox="0 0 400 330" svg:d="m0 328c0 0 0 0 0-321 0 0 0 0 44 0 0 0 0 0 0 44 9-14 21-26 37-35s34-16 51-16 41 5 55 16 23 23 28 39c25-36 55-55 92-55 28 0 51 9 67 26s25 45 25 83c0 0 0 0 0 219 0 0 0 0-52 0 0 0 0 0 0-203 0-19-1-35-5-46s-9-17-16-24-19-7-30-7c-21 0-38 7-53 21s-19 40-19 72c0 0 0 0 0 187 0 0 0 0-49 0 0 0 0 0 0-208 0-23-6-42-14-55s-20-17-39-17-27 1-39 10-21 21-25 37-9 37-9 67c0 0 0 0 0 166 0 0 0 0-49 0z"><text:p/></draw:path><draw:path draw:style-name="gr102" draw:text-style-name="P8" svg:width="0.1059in" svg:height="0.1323in" svg:x="3.7398in" svg:y="4.9606in" svg:viewBox="0 0 270 337" svg:d="m205 169c-18 6-46 13-82 18-21 4-35 7-44 12s-14 9-19 18-7 16-7 25c0 14 5 26 16 37s24 14 44 14 35-5 51-14 25-21 34-39c3-11 7-28 7-53 0 0 0 0 0-18zm3 120c-19 16-35 29-53 36s-35 10-56 10c-30 0-57-9-73-26s-26-39-26-66c0-14 2-30 9-42s16-25 26-30 23-14 36-19c10-2 24-6 44-9 40-4 70-11 90-18 0-9 0-12 0-14 0-23-6-39-14-47-13-15-32-18-57-18s-41 3-51 12-19 25-25 48c0 0 0 0-49-7 5-23 10-43 21-53s25-27 44-34 41-12 67-12 44 4 60 11 27 14 35 24 13 20 16 36c2 8 2 26 2 49 0 0 0 0 0 72 0 51 0 83 2 97s7 27 12 39c0 0 0 0-49 0-7-12-9-25-11-39z"><text:p/></draw:path><draw:path draw:style-name="gr103" draw:text-style-name="P8" svg:width="0.0933in" svg:height="0.1295in" svg:x="3.8693in" svg:y="4.9606in" svg:viewBox="0 0 238 330" svg:d="m0 328c0 0 0 0 0-321 0 0 0 0 44 0 0 0 0 0 0 46 21-35 53-53 94-53 17 0 33 4 49 11s25 15 32 28 14 23 16 39c1 10 1 30 1 53 0 0 0 0 0 197 0 0 0 0-47 0 0 0 0 0 0-196 0-21-2-39-7-49s-11-19-20-27-21-8-35-8c-21 0-39 7-53 21s-25 44-25 84c0 0 0 0 0 175 0 0 0 0-49 0z"><text:p/></draw:path><draw:path draw:style-name="gr104" draw:text-style-name="P8" svg:width="0.1067in" svg:height="0.1323in" svg:x="3.9862in" svg:y="4.9606in" svg:viewBox="0 0 272 337" svg:d="m205 169c-16 6-44 13-82 18-19 4-33 7-44 12s-14 9-17 18-9 16-9 25c0 14 7 26 16 37s24 14 44 14 37-5 51-14 27-21 34-39c5-11 7-28 7-53 0 0 0 0 0-18zm3 120c-17 16-33 29-51 36s-37 10-56 10c-32 0-57-9-75-26s-26-39-26-66c0-14 5-30 11-42s14-25 24-30 25-14 37-19c11-2 25-6 44-9 41-4 71-11 89-18 0-9 0-12 0-14 0-23-2-39-14-47-13-15-30-18-55-18s-41 3-51 12-21 25-25 48c0 0 0 0-51-7 5-23 10-43 23-53s24-27 44-34 40-12 67-12 44 4 60 11 28 14 33 24 13 20 16 36c2 8 4 26 4 49 0 0 0 0 0 72 0 51 0 83 2 97s5 27 12 39c0 0 0 0-51 0-6-12-9-25-11-39z"><text:p/></draw:path><draw:path draw:style-name="gr105" draw:text-style-name="P8" svg:width="0.1016in" svg:height="0.1803in" svg:x="4.1091in" svg:y="4.9606in" svg:viewBox="0 0 259 459" svg:d="m51 162c0 43 7 74 21 92s36 30 59 30 42-11 58-30 23-49 23-90-7-69-23-88-36-30-58-30-43 9-59 28-21 49-21 88zm-40 193c0 0 0 0 47 7 0 15 7 28 16 35s30 16 51 16 41-4 53-14 21-25 27-43c1-10 3-35 3-68-23 26-49 40-81 40-41 0-71-16-95-48s-32-70-32-114c0-30 4-58 16-85s25-46 42-60 43-21 69-21c34 0 62 16 85 48 0 0 0 0 0-41 0 0 0 0 46 0 0 0 0 0 0 279 0 47-6 83-15 104s-24 37-45 49-43 18-73 18c-35 0-63-9-84-25s-32-44-30-77z"><text:p/></draw:path><draw:path draw:style-name="gr106" draw:text-style-name="P8" svg:width="0.1067in" svg:height="0.1323in" svg:x="4.2335in" svg:y="4.9606in" svg:viewBox="0 0 272 337" svg:d="m53 136c0 0 0 0 166 0-4-27-11-46-20-60-17-21-37-30-63-30s-43 7-57 25-24 38-26 65zm164 90c0 0 0 0 51 7-7 32-23 58-44 74s-51 28-85 28c-44 0-75-14-102-42s-37-71-37-122 12-97 37-125 58-46 99-46 70 16 97 46 37 67 37 122c0 3 0 7 0 12 0 0 0 0-219 0 0 37 11 63 28 83s36 28 60 28c20 0 34-5 48-16s21-28 30-49z"><text:p/></draw:path><draw:path draw:style-name="gr107" draw:text-style-name="P8" svg:width="0.1567in" svg:height="0.1295in" svg:x="4.3638in" svg:y="4.9606in" svg:viewBox="0 0 399 330" svg:d="m0 328c0 0 0 0 0-321 0 0 0 0 42 0 0 0 0 0 0 44 11-14 23-26 37-35s32-16 53-16 39 5 53 16 25 23 28 39c25-36 53-55 94-55 28 0 51 9 65 26s25 45 25 83c0 0 0 0 0 219 0 0 0 0-50 0 0 0 0 0 0-203 0-19-1-35-7-46s-7-17-15-24-18-7-30-7c-22 0-39 7-53 21s-20 40-20 72c0 0 0 0 0 187 0 0 0 0-49 0 0 0 0 0 0-208 0-23-5-42-12-55s-22-17-39-17-29 1-39 10-21 21-27 37-8 37-8 67c0 0 0 0 0 166 0 0 0 0-48 0z"><text:p/></draw:path><draw:path draw:style-name="gr108" draw:text-style-name="P8" svg:width="0.1067in" svg:height="0.1323in" svg:x="4.5417in" svg:y="4.9606in" svg:viewBox="0 0 272 337" svg:d="m53 136c0 0 0 0 166 0-4-27-11-46-20-60-17-21-37-30-61-30s-43 7-59 25-24 38-26 65zm164 90c0 0 0 0 51 7-7 32-23 58-44 74s-51 28-85 28c-42 0-75-14-100-42s-39-71-39-122 12-97 39-125 56-46 99-46 68 16 95 46 37 67 37 122c0 3 0 7 0 12 0 0 0 0-219 0 2 37 11 63 28 83s36 28 60 28c20 0 34-5 48-16s23-28 30-49z"><text:p/></draw:path><draw:path draw:style-name="gr109" draw:text-style-name="P8" svg:width="0.0933in" svg:height="0.1295in" svg:x="4.672in" svg:y="4.9606in" svg:viewBox="0 0 238 330" svg:d="m0 328c0 0 0 0 0-321 0 0 0 0 44 0 0 0 0 0 0 46 21-35 51-53 92-53 17 0 33 4 47 11s29 15 36 28 12 23 14 39c2 10 3 30 3 53 0 0 0 0 0 197 0 0 0 0-51 0 0 0 0 0 0-196 0-21-2-39-3-49s-13-19-21-27-22-8-34-8c-23 0-41 7-55 21s-24 44-24 84c0 0 0 0 0 175 0 0 0 0-48 0z"><text:p/></draw:path><draw:path draw:style-name="gr110" draw:text-style-name="P8" svg:width="0.0567in" svg:height="0.1717in" svg:x="4.7839in" svg:y="4.9197in" svg:viewBox="0 0 145 437" svg:d="m138 385c0 0 0 0 5 45-14 4-27 6-37 6-20 0-32-2-42-9s-18-16-22-25-5-32-5-63c0 0 0 0 0-186 0 0 0 0-37 0 0 0 0 0 0-42 0 0 0 0 37 0 0 0 0 0 0-81 0 0 0 0 49-30 0 0 0 0 0 111 0 0 0 0 52 0 0 0 0 0 0 42 0 0 0 0-52 0 0 0 0 0 0 187 0 16 0 27 2 30s5 9 9 13 11 3 18 3 12-1 23-1z"><text:p/></draw:path><draw:path draw:style-name="gr111" draw:text-style-name="P8" svg:width="0.1067in" svg:height="0.1323in" svg:x="3.3984in" svg:y="5.2335in" svg:viewBox="0 0 272 337" svg:d="m206 168c-17 7-45 14-83 19-19 4-33 7-42 11s-16 10-19 19-7 14-7 23c0 16 3 28 14 37s26 16 44 16 37-5 53-14 25-23 32-39c5-11 8-28 8-53 0 0 0 0 0-19zm2 120c-17 17-33 28-53 35s-33 12-54 12c-32 0-57-9-75-26s-26-39-26-67c0-14 4-29 11-43s15-23 26-31 21-13 35-16c9-4 23-6 44-9 41-5 69-12 90-20 0-7 0-12 0-14 0-21-5-37-14-45-12-15-31-20-56-20s-41 5-53 14-18 25-25 48c0 0 0 0-47-7 1-23 10-43 21-55s23-26 44-33 40-11 65-11 46 2 62 9 26 16 33 25 14 21 14 37c4 8 4 26 4 49 0 0 0 0 0 72 0 50 2 83 4 97s7 25 12 39c0 0 0 0-51 0-6-12-9-25-11-40z"><text:p/></draw:path><draw:path draw:style-name="gr112" draw:text-style-name="P8" svg:width="0.0933in" svg:height="0.1295in" svg:x="3.5291in" svg:y="5.2335in" svg:viewBox="0 0 238 330" svg:d="m0 328c0 0 0 0 0-321 0 0 0 0 44 0 0 0 0 0 0 44 21-33 53-51 94-51 17 0 33 4 47 11s27 15 34 28 12 23 16 39c1 10 1 28 1 53 0 0 0 0 0 197 0 0 0 0-49 0 0 0 0 0 0-196 0-23-2-39-5-49s-11-19-21-27-22-10-34-10c-23 0-41 7-55 23s-23 42-23 84c0 0 0 0 0 175 0 0 0 0-49 0z"><text:p/></draw:path><draw:path draw:style-name="gr113" draw:text-style-name="P8" svg:width="0.1012in" svg:height="0.1776in" svg:x="3.6453in" svg:y="5.1882in" svg:viewBox="0 0 258 452" svg:d="m49 282c0 41 9 71 25 92s35 32 57 32 40-11 56-30 23-50 23-90-9-74-23-95-35-32-58-32-43 9-57 30-23 51-23 93zm159 161c0 0 0 0 0-41-19 32-46 48-81 48-25 0-46-7-65-23s-36-32-46-58-16-55-16-87 5-62 16-86 23-46 42-60 43-21 65-21c20 0 34 3 48 12s25 19 34 32c0 0 0 0 0-159 0 0 0 0 51 0 0 0 0 0 0 443 0 0 0 0-48 0z"><text:p/></draw:path><draw:path draw:style-name="gr114" draw:text-style-name="P8" svg:width="0.1189in" svg:height="0.1748in" svg:x="3.8402in" svg:y="5.1882in" svg:viewBox="0 0 303 445" svg:d="m0 443c0-148 0-295 0-443 97 0 194 0 293 0 0 18 0 34 0 51-80 0-159 0-240 0 0 44 0 92 0 136 74 0 148 0 224 0 0 18 0 33 0 51-74 0-148 0-224 0 0 50 0 101 0 152 85 0 166 0 249 0 0 17 0 35 0 53-101 0-201 0-302 0z"><text:p/></draw:path><draw:path draw:style-name="gr115" draw:text-style-name="P8" svg:width="0.1012in" svg:height="0.1776in" svg:x="3.978in" svg:y="5.1882in" svg:viewBox="0 0 258 452" svg:d="m53 282c0 41 7 71 23 92s35 32 56 32 41-11 57-30 23-50 23-90-7-74-23-95-36-32-58-32-41 9-57 30-21 51-21 93zm157 161c0 0 0 0 0-41-18 32-46 48-83 48-23 0-44-7-63-23s-38-32-46-58-18-55-18-87 7-62 16-86 25-46 44-60 41-21 65-21c18 0 34 3 48 12s25 19 33 32c0 0 0 0 0-159 0 0 0 0 50 0 0 0 0 0 0 443 0 0 0 0-46 0z"><text:p/></draw:path><draw:path draw:style-name="gr116" draw:text-style-name="P8" svg:width="0.0197in" svg:height="0.1748in" svg:x="4.1091in" svg:y="5.1882in" svg:viewBox="0 0 51 445" svg:d="m0 443c0-108 0-215 0-321 16 0 32 0 49 0 0 106 0 213 0 321-15 0-31 0-49 0zm0-381c0-21 0-41 0-62 16 0 32 0 49 0 0 21 0 41 0 62-15 0-31 0-49 0z"><text:p/></draw:path><draw:path draw:style-name="gr117" draw:text-style-name="P8" svg:width="0.0567in" svg:height="0.1724in" svg:x="4.1472in" svg:y="5.1917in" svg:viewBox="0 0 145 439" svg:d="m138 385c0 0 0 0 5 47-14 4-28 5-37 5-18 0-32-3-44-10s-16-14-20-25-7-30-7-63c0 0 0 0 0-186 0 0 0 0-35 0 0 0 0 0 0-40 0 0 0 0 35 0 0 0 0 0 0-81 0 0 0 0 51-32 0 0 0 0 0 113 0 0 0 0 52 0 0 0 0 0 0 40 0 0 0 0-52 0 0 0 0 0 0 187 0 16 2 27 2 32s5 9 11 11 9 3 16 3 14 0 23-1z"><text:p/></draw:path><draw:path draw:style-name="gr118" draw:text-style-name="P8" svg:width="0.1079in" svg:height="0.1323in" svg:x="4.2126in" svg:y="5.2335in" svg:viewBox="0 0 275 337" svg:d="m51 168c0 40 9 70 25 91s37 32 62 32 44-12 61-33 25-52 25-92-9-71-25-92-38-30-61-30-46 9-62 30-25 51-25 94zm-51 0c0-60 16-104 46-131 25-26 56-37 92-37 38 0 72 14 97 44s38 67 38 118c0 43-5 73-15 97s-29 41-50 55-46 21-70 21c-43 0-76-16-99-42s-39-71-39-125z"><text:p/></draw:path><draw:path draw:style-name="gr119" draw:text-style-name="P8" svg:width="0.0622in" svg:height="0.1295in" svg:x="4.3429in" svg:y="5.2335in" svg:viewBox="0 0 159 330" svg:d="m0 328c0 0 0 0 0-321 0 0 0 0 44 0 0 0 0 0 0 49 11-22 23-38 32-45s19-11 32-11c15 0 31 5 49 18 0 0 0 0-18 49-12-7-23-11-33-11s-21 4-30 11-14 18-18 30c-5 18-9 41-9 64 0 0 0 0 0 167 0 0 0 0-49 0z"><text:p/></draw:path></draw:g><draw:g draw:style-name="gr2"><draw:path draw:style-name="gr120" draw:text-style-name="P8" svg:width="2.2213in" svg:height="1.2161in" svg:x="0in" svg:y="4.3772in" svg:viewBox="0 0 5643 3090" svg:d="m0 3089c0-1031 0-2059 0-3089 1880 0 3759 0 5641 0 0 1030 0 2058 0 3089-1880 0-3759 0-5641 0z"><text:p/></draw:path><draw:path draw:style-name="gr121" draw:text-style-name="P8" svg:width="0.1217in" svg:height="0.174in" svg:x="0.7953in" svg:y="4.6236in" svg:viewBox="0 0 310 443" svg:d="m81 74c0 0 0 0 0 125 0 0 0 0 46 0 32 0 53-1 64-7s19-10 26-21 9-21 9-35-6-30-13-41-21-14-33-17-30-4-60-4c0 0 0 0-39 0zm-81 367c0 0 0 0 0-441 0 0 0 0 132 0 48 0 81 2 96 7 22 5 44 19 60 41s21 51 21 88c0 26-4 49-13 69s-21 31-35 42-28 18-42 21c-18 5-46 7-85 7 0 0 0 0-53 0 0 0 0 0 0 166 0 0 0 0-81 0z"><text:p/></draw:path><draw:path draw:style-name="gr122" draw:text-style-name="P8" svg:width="0.0315in" svg:height="0.174in" svg:x="0.9425in" svg:y="4.6236in" svg:viewBox="0 0 81 443" svg:d="m0 441c0-146 0-293 0-441 26 0 53 0 79 0 0 146 0 293 0 441-26 0-53 0-79 0z"><text:p/></draw:path><draw:path draw:style-name="gr123" draw:text-style-name="P8" svg:width="0.1087in" svg:height="0.1331in" svg:x="0.9965in" svg:y="4.6681in" svg:viewBox="0 0 277 339" svg:d="m182 175c-11 3-27 7-48 12s-35 12-41 16c-10 9-15 19-15 30s5 23 12 32 18 12 30 12 28-4 41-16c7-7 14-16 19-28 2-5 2-20 2-41 0 0 0 0 0-17zm-104-69c0 0 0 0-69-13 7-31 19-54 40-70s48-23 87-23c32 0 60 5 76 14s28 21 35 34 11 38 11 75c0 0 0 0 0 101 0 26 0 49 3 64s5 24 14 40c0 0 0 0-77 0-2-5-4-12-7-25-2-5-4-8-4-8-12 14-26 24-42 31s-32 11-48 11c-30 0-53-9-71-28s-26-39-26-69c0-16 4-32 12-48s20-24 34-31 35-15 62-20c33-7 60-14 74-21 0 0 0 0 0-11 0-14-4-26-11-33s-21-11-42-11c-14 0-25 4-32 9s-14 18-19 32z"><text:p/></draw:path><draw:path draw:style-name="gr124" draw:text-style-name="P8" svg:width="0.1185in" svg:height="0.178in" svg:x="1.1134in" svg:y="4.6709in" svg:viewBox="0 0 302 453" svg:d="m0 0c0 0 0 0 81 0 0 0 0 0 71 228 0 0 0 0 68-228 0 0 0 0 80 0 0 0 0 0-102 309 0 0 0 0-20 58-5 18-12 32-17 42s-15 18-23 23-16 11-29 16-26 4-40 4-28-2-43-4c0 0 0 0-7-67 13 4 23 4 34 4 16 0 30-6 39-18s16-25 19-44c0 0 0 0-111-323z"><text:p/></draw:path><draw:path draw:style-name="gr125" draw:text-style-name="P8" svg:width="0.1079in" svg:height="0.1331in" svg:x="1.2425in" svg:y="4.6681in" svg:viewBox="0 0 275 339" svg:d="m198 143c-2-27-7-44-20-58s-23-20-39-20-31 7-42 21-18 32-16 57c0 0 0 0 117 0zm-6 86c0 0 0 0 78 13-11 31-25 54-48 70s-47 25-79 25c-53 0-90-19-113-55-19-30-30-67-30-113 0-53 12-93 39-123s58-46 95-46c44 0 79 16 104 48s35 81 35 146c0 0 0 0-194 0 0 25 7 44 20 58s26 21 44 21c12 0 23-3 32-10s14-20 17-34z"><text:p/></draw:path><draw:path draw:style-name="gr126" draw:text-style-name="P8" svg:width="0.0752in" svg:height="0.1295in" svg:x="1.3736in" svg:y="4.6681in" svg:viewBox="0 0 192 330" svg:d="m78 328c0 0 0 0-78 0 0 0 0 0 0-321 0 0 0 0 72 0 0 0 0 0 0 46 13-19 23-35 34-42s19-11 32-11c19 0 35 5 53 16 0 0 0 0-25 74-14-9-27-14-37-14s-20 3-27 10-14 20-19 36-5 51-5 107c0 0 0 0 0 99z"><text:p/></draw:path><draw:path draw:style-name="gr127" draw:text-style-name="P8" svg:width="0.1217in" svg:height="0.1748in" svg:x="0.1071in" svg:y="4.8972in" svg:viewBox="0 0 310 445" svg:d="m53 210c0 0 0 0 104 0 35 0 58-5 72-21s23-34 23-58c0-20-3-36-12-46s-20-23-34-29c-8-1-24-3-51-3 0 0 0 0-102 0 0 0 0 0 0 157zm-53 233c0 0 0 0 0-443 0 0 0 0 152 0 26 0 46 2 61 5 20 4 37 11 50 20s25 24 33 44 13 37 13 60c0 37-13 70-34 95s-62 41-120 41c0 0 0 0-102 0 0 0 0 0 0 178 0 0 0 0-53 0z"><text:p/></draw:path><draw:path draw:style-name="gr128" draw:text-style-name="P8" svg:width="0.0205in" svg:height="0.1748in" svg:x="0.252in" svg:y="4.8972in" svg:viewBox="0 0 53 445" svg:d="m0 443c0-147 0-295 0-443 16 0 32 0 51 0 0 148 0 295 0 443-17 0-33 0-51 0z"><text:p/></draw:path><draw:path draw:style-name="gr129" draw:text-style-name="P8" svg:width="0.1059in" svg:height="0.1323in" svg:x="0.2953in" svg:y="4.9425in" svg:viewBox="0 0 270 337" svg:d="m205 168c-18 7-44 14-82 21-21 2-35 7-42 10s-16 11-21 18-5 16-5 25c0 14 3 26 14 37s24 12 44 12 37-3 51-12 27-21 34-39c5-11 7-28 7-53 0 0 0 0 0-19zm3 120c-17 17-35 30-53 37s-35 10-54 10c-32 0-59-9-75-25s-26-40-26-67c0-15 4-28 11-42s14-23 24-32 23-12 36-16c12-3 26-7 44-8 40-6 70-13 90-20 0-9 0-12 0-16 0-21-4-37-14-45-13-13-30-20-55-20s-41 5-51 14-21 27-27 48c0 0 0 0-49-7 5-21 12-41 21-55s26-25 44-32 41-12 67-12 46 4 60 11 28 15 35 23 13 22 16 38c0 9 2 23 2 50 0 0 0 0 0 72 0 49 0 83 2 95s7 27 12 39c0 0 0 0-49 0-6-10-9-25-11-40z"><text:p/></draw:path><draw:path draw:style-name="gr130" draw:text-style-name="P8" svg:width="0.1059in" svg:height="0.178in" svg:x="0.4138in" svg:y="4.9453in" svg:viewBox="0 0 270 453" svg:d="m26 445c0 0 0 0-5-52 11 4 20 6 28 6s20-2 27-6 12-10 16-17 9-20 14-41c2-2 3-7 5-14 0 0 0 0-111-321 0 0 0 0 53 0 0 0 0 0 62 187 7 23 14 48 19 74 7-25 14-49 23-72 0 0 0 0 62-189 0 0 0 0 49 0 0 0 0 0-109 328-13 34-23 58-30 72-9 16-18 30-30 37s-25 15-41 15c-9 0-21-2-32-7z"><text:p/></draw:path><draw:path draw:style-name="gr131" draw:text-style-name="P8" svg:width="0.1067in" svg:height="0.1323in" svg:x="0.5299in" svg:y="4.9425in" svg:viewBox="0 0 272 337" svg:d="m53 138c0 0 0 0 164 0 0-29-9-46-18-60-16-22-37-34-63-34s-41 11-58 27-23 37-25 67zm164 86c0 0 0 0 51 7-9 35-23 58-44 78s-51 26-85 26c-42 0-75-14-102-44s-37-69-37-120 12-97 37-127 58-44 99-44 72 16 95 44 39 71 39 122c0 3 0 9 0 16 0 0 0 0-221 0 2 35 13 61 29 81s37 26 61 26c20 0 34-5 48-14s23-28 30-51z"><text:p/></draw:path><draw:path draw:style-name="gr132" draw:text-style-name="P8" svg:width="0.0622in" svg:height="0.1295in" svg:x="0.6598in" svg:y="4.9425in" svg:viewBox="0 0 159 330" svg:d="m0 328c0 0 0 0 0-321 0 0 0 0 44 0 0 0 0 0 0 49 12-22 21-37 30-44s21-12 32-12c17 0 33 7 51 19 0 0 0 0-18 48-12-5-24-11-35-11s-19 6-28 11-16 19-20 30c-3 19-7 41-7 64 0 0 0 0 0 167 0 0 0 0-49 0z"><text:p/></draw:path><draw:path draw:style-name="gr133" draw:text-style-name="P8" svg:width="0.1571in" svg:height="0.1295in" svg:x="0.7953in" svg:y="4.9425in" svg:viewBox="0 0 400 330" svg:d="m0 328c0 0 0 0 0-321 0 0 0 0 46 0 0 0 0 0 0 44 7-16 19-26 35-35s34-16 51-16 41 5 55 16 25 21 30 40c23-37 53-56 90-56 28 0 51 9 67 28s25 44 25 80c0 0 0 0 0 220 0 0 0 0-52 0 0 0 0 0 0-203 0-21-1-35-5-46s-9-17-16-23-19-8-30-8c-21 0-37 7-51 23s-21 37-21 72c0 0 0 0 0 185 0 0 0 0-49 0 0 0 0 0 0-208 0-25-6-42-14-55s-20-17-39-17-27 3-39 10-21 21-25 37-9 37-9 66c0 0 0 0 0 167 0 0 0 0-49 0z"><text:p/></draw:path><draw:path draw:style-name="gr134" draw:text-style-name="P8" svg:width="0.1059in" svg:height="0.1323in" svg:x="0.9736in" svg:y="4.9425in" svg:viewBox="0 0 270 337" svg:d="m205 168c-18 7-46 14-82 21-21 2-35 7-44 10s-14 11-19 18-7 16-7 25c0 14 5 26 16 37s24 12 44 12 37-3 51-12 27-21 34-39c5-11 7-28 7-53 0 0 0 0 0-19zm3 120c-17 17-35 30-53 37s-35 10-54 10c-32 0-57-9-75-25s-26-40-26-67c0-15 4-28 11-42s14-23 24-32 23-12 37-16c9-3 25-7 43-8 40-6 70-13 90-20 0-9 0-12 0-16 0-21-6-37-14-45-13-13-32-20-55-20s-43 5-51 14-21 27-27 48c0 0 0 0-49-7 5-21 10-41 21-55s25-25 44-32 41-12 67-12 44 4 60 11 28 15 35 23 13 22 16 38c2 9 2 23 2 50 0 0 0 0 0 72 0 49 0 83 2 95s7 27 12 39c0 0 0 0-49 0-7-10-9-25-11-40z"><text:p/></draw:path><draw:path draw:style-name="gr135" draw:text-style-name="P8" svg:width="0.0941in" svg:height="0.1295in" svg:x="1.1035in" svg:y="4.9425in" svg:viewBox="0 0 240 330" svg:d="m0 328c0 0 0 0 0-321 0 0 0 0 46 0 0 0 0 0 0 46 19-34 51-53 92-53 17 0 35 5 49 12s25 16 32 25 14 27 16 42c1 9 3 27 3 52 0 0 0 0 0 197 0 0 0 0-49 0 0 0 0 0 0-196 0-23-2-37-7-47s-9-21-20-29-21-8-35-8c-21 0-39 7-53 23s-23 42-23 82c0 0 0 0 0 175 0 0 0 0-51 0z"><text:p/></draw:path><draw:path draw:style-name="gr136" draw:text-style-name="P8" svg:width="0.1059in" svg:height="0.1323in" svg:x="1.2209in" svg:y="4.9425in" svg:viewBox="0 0 270 337" svg:d="m205 168c-18 7-46 14-83 21-20 2-34 7-43 10s-15 11-19 18-7 16-7 25c0 14 5 26 14 37s25 12 46 12 35-3 49-12 27-21 34-39c5-11 9-28 9-53 0 0 0 0 0-19zm1 120c-17 17-33 30-51 37s-37 10-54 10c-34 0-59-9-76-25s-25-40-25-67c0-15 4-28 9-42s14-23 25-32 24-12 38-16c9-3 23-7 43-8 40-6 70-13 90-20 0-9 0-12 0-16 0-21-4-37-16-45-11-13-30-20-55-20s-41 5-51 14-21 27-25 48c0 0 0 0-51-7 5-21 12-41 23-55s25-25 44-32 41-12 67-12 46 4 60 11 28 15 34 23 12 22 15 38c2 9 4 23 4 50 0 0 0 0 0 72 0 49 0 83 2 95s5 27 12 39c0 0 0 0-51 0-4-10-9-25-11-40z"><text:p/></draw:path><draw:path draw:style-name="gr137" draw:text-style-name="P8" svg:width="0.1012in" svg:height="0.1807in" svg:x="1.3437in" svg:y="4.9425in" svg:viewBox="0 0 258 460" svg:d="m49 161c0 44 7 74 23 93s34 28 57 28 42-7 58-28 25-49 25-90-9-69-25-88-35-32-58-32-43 11-57 30-23 49-23 87zm-40 194c0 0 0 0 47 7 2 15 8 28 16 37s30 14 53 14 41-6 53-14 20-25 25-44c2-9 3-34 3-69-23 28-49 42-81 42-40 0-70-16-93-46s-32-70-32-116c0-30 2-58 14-85s25-46 42-58 43-23 69-23c34 0 62 16 87 48 0 0 0 0 0-41 0 0 0 0 44 0 0 0 0 0 0 277 0 51-4 85-14 108s-23 35-44 47-45 20-73 20c-37 0-65-9-84-27s-34-42-32-77z"><text:p/></draw:path><draw:path draw:style-name="gr138" draw:text-style-name="P8" svg:width="0.1067in" svg:height="0.1323in" svg:x="1.4673in" svg:y="4.9425in" svg:viewBox="0 0 272 337" svg:d="m53 138c0 0 0 0 166 0-2-29-11-46-20-60-16-22-35-34-63-34s-43 11-57 27-24 37-26 67zm164 86c0 0 0 0 51 7-7 35-23 58-44 78s-51 26-85 26c-42 0-75-14-102-44s-37-69-37-120 12-97 37-127 58-44 99-44 70 16 97 44 37 71 37 122c0 3 0 9 0 16 0 0 0 0-219 0 0 35 11 61 28 81s36 26 60 26c20 0 34-5 48-14s23-28 30-51z"><text:p/></draw:path><draw:path draw:style-name="gr139" draw:text-style-name="P8" svg:width="0.1567in" svg:height="0.1295in" svg:x="1.598in" svg:y="4.9425in" svg:viewBox="0 0 399 330" svg:d="m0 328c0 0 0 0 0-321 0 0 0 0 42 0 0 0 0 0 0 44 11-16 23-26 37-35s34-16 53-16 39 5 53 16 25 21 28 40c25-37 55-56 94-56 28 0 51 9 65 28s25 44 25 80c0 0 0 0 0 220 0 0 0 0-50 0 0 0 0 0 0-203 0-21-1-35-5-46s-9-17-17-23-18-8-30-8c-22 0-39 7-52 23s-19 37-19 72c0 0 0 0 0 185 0 0 0 0-51 0 0 0 0 0 0-208 0-25-4-42-12-55s-22-17-39-17-29 3-39 10-21 21-27 37-8 37-8 66c0 0 0 0 0 167 0 0 0 0-48 0z"><text:p/></draw:path><draw:path draw:style-name="gr140" draw:text-style-name="P8" svg:width="0.1067in" svg:height="0.1323in" svg:x="1.7756in" svg:y="4.9425in" svg:viewBox="0 0 272 337" svg:d="m53 138c0 0 0 0 166 0-2-29-11-46-20-60-16-22-35-34-61-34s-43 11-59 27-24 37-26 67zm164 86c0 0 0 0 51 7-7 35-23 58-44 78s-51 26-85 26c-42 0-75-14-100-44s-39-69-39-120 12-97 39-127 56-44 99-44 70 16 95 44 37 71 37 122c0 3 0 9 0 16 0 0 0 0-219 0 2 35 11 61 28 81s36 26 60 26c20 0 34-5 48-14s23-28 30-51z"><text:p/></draw:path><draw:path draw:style-name="gr141" draw:text-style-name="P8" svg:width="0.0933in" svg:height="0.1295in" svg:x="1.9063in" svg:y="4.9425in" svg:viewBox="0 0 238 330" svg:d="m0 328c0 0 0 0 0-321 0 0 0 0 44 0 0 0 0 0 0 46 21-34 53-53 94-53 15 0 33 5 47 12s27 16 34 25 12 27 14 42c3 9 3 27 3 52 0 0 0 0 0 197 0 0 0 0-51 0 0 0 0 0 0-196 0-23 0-37-3-47s-11-21-21-29-22-8-34-8c-23 0-41 7-55 23s-23 42-23 82c0 0 0 0 0 175 0 0 0 0-49 0z"><text:p/></draw:path><draw:path draw:style-name="gr142" draw:text-style-name="P8" svg:width="0.0567in" svg:height="0.1724in" svg:x="2.0181in" svg:y="4.9016in" svg:viewBox="0 0 145 439" svg:d="m138 385c0 0 0 0 5 47-14 4-27 5-37 5-20 0-32-3-42-10s-18-14-22-25-5-30-5-65c0 0 0 0 0-184 0 0 0 0-37 0 0 0 0 0 0-42 0 0 0 0 37 0 0 0 0 0 0-79 0 0 0 0 49-32 0 0 0 0 0 111 0 0 0 0 52 0 0 0 0 0 0 42 0 0 0 0-52 0 0 0 0 0 0 187 0 16 0 27 2 32s5 7 9 11 11 3 18 3 12 0 23-1z"><text:p/></draw:path><draw:path draw:style-name="gr143" draw:text-style-name="P8" svg:width="0.024in" svg:height="0.0587in" svg:x="2.0945in" svg:y="5.0472in" svg:viewBox="0 0 62 150" svg:d="m4 62c0 0 0 0 0-62 0 0 0 0 56 0 0 0 0 0 0 62 0 21-2 40-11 54s-19 25-35 32c0 0 0 0-14-21 11-5 18-14 23-23s7-25 9-42c0 0 0 0-28 0z"><text:p/></draw:path><draw:path draw:style-name="gr144" draw:text-style-name="P8" svg:width="0.0197in" svg:height="0.1748in" svg:x="0.128in" svg:y="5.1701in" svg:viewBox="0 0 51 445" svg:d="m0 443c0-108 0-215 0-321 18 0 34 0 49 0 0 106 0 213 0 321-15 0-30 0-49 0zm0-381c0-21 0-41 0-62 18 0 34 0 49 0 0 19 0 41 0 62-15 0-30 0-49 0z"><text:p/></draw:path><draw:path draw:style-name="gr145" draw:text-style-name="P8" svg:width="0.0941in" svg:height="0.1295in" svg:x="0.1772in" svg:y="5.2154in" svg:viewBox="0 0 240 330" svg:d="m0 328c0 0 0 0 0-321 0 0 0 0 46 0 0 0 0 0 0 46 19-35 51-53 92-53 17 0 35 4 49 11s25 15 32 26 12 25 16 41c1 10 3 28 3 53 0 0 0 0 0 197 0 0 0 0-49 0 0 0 0 0 0-196 0-23-2-40-6-49s-10-19-21-27-21-10-33-10c-23 0-39 9-55 23s-25 42-25 83c0 0 0 0 0 176 0 0 0 0-49 0z"><text:p/></draw:path><draw:path draw:style-name="gr146" draw:text-style-name="P8" svg:width="0.1004in" svg:height="0.1776in" svg:x="0.3008in" svg:y="5.2154in" svg:viewBox="0 0 256 452" svg:d="m42 169c0 41 9 71 25 92s34 28 55 28 42-10 58-30 23-51 23-95-7-72-21-90-36-32-57-32-40 11-56 34-27 53-27 93zm-42 281c0 0 0 0 0-443 0 0 0 0 44 0 0 0 0 0 0 41 12-16 25-27 37-36s30-12 48-12c26 0 47 7 69 21s31 34 42 60 14 53 14 83-5 64-16 88-28 48-47 62-43 21-64 21c-18 0-32-3-44-12s-27-18-34-30c0 0 0 0 0 157 0 0 0 0-49 0z"><text:p/></draw:path><draw:path draw:style-name="gr147" draw:text-style-name="P8" svg:width="0.0933in" svg:height="0.1295in" svg:x="0.4236in" svg:y="5.2181in" svg:viewBox="0 0 238 330" svg:d="m192 321c0 0 0 0 0-49-23 37-53 56-91 56-18 0-34-3-48-10s-27-18-34-29-12-23-15-40c-2-11-4-29-4-50 0 0 0 0 0-199 0 0 0 0 51 0 0 0 0 0 0 178 0 28 0 48 2 57 3 15 11 26 21 33s21 12 35 12 29-3 43-12 23-19 26-33 9-36 9-64c0 0 0 0 0-171 0 0 0 0 49 0 0 0 0 0 0 321 0 0 0 0-44 0z"><text:p/></draw:path><draw:path draw:style-name="gr148" draw:text-style-name="P8" svg:width="0.0567in" svg:height="0.1717in" svg:x="0.5366in" svg:y="5.1744in" svg:viewBox="0 0 145 437" svg:d="m136 383c0 0 0 0 7 47-14 4-27 6-39 6-18 0-30-2-42-9s-16-16-20-27-7-30-7-63c0 0 0 0 0-185 0 0 0 0-35 0 0 0 0 0 0-41 0 0 0 0 35 0 0 0 0 0 0-81 0 0 0 0 51-30 0 0 0 0 0 111 0 0 0 0 50 0 0 0 0 0 0 41 0 0 0 0-50 0 0 0 0 0 0 188 0 16 0 27 2 30s4 9 9 11 9 4 18 4 12-2 21-2z"><text:p/></draw:path><draw:path draw:style-name="gr149" draw:text-style-name="P8" svg:width="0.1059in" svg:height="0.1323in" svg:x="0.6646in" svg:y="5.2154in" svg:viewBox="0 0 270 337" svg:d="m205 168c-20 7-46 14-83 19-21 4-36 7-43 12s-15 9-21 16-5 18-5 27c0 14 5 26 14 35s25 14 46 14 35-5 49-14 27-19 34-37c5-12 9-28 9-53 0 0 0 0 0-19zm1 120c-17 17-35 30-51 37s-37 10-54 10c-34 0-59-9-76-26s-25-39-25-66c0-15 2-30 9-42s14-25 25-32 24-14 38-17c9-2 23-6 41-9 42-4 70-11 92-18 0-9 0-14 0-16 0-21-6-37-16-45-11-15-30-20-55-20s-41 5-51 14-21 25-25 46c0 0 0 0-51-7 5-21 12-41 23-53s25-25 42-32 41-12 69-12 44 4 58 11 29 14 36 23 12 21 15 37c2 8 4 24 4 49 0 0 0 0 0 72 0 51 0 83 0 96s7 28 14 40c0 0 0 0-51 0-5-12-9-25-11-40z"><text:p/></draw:path><draw:path draw:style-name="gr150" draw:text-style-name="P8" svg:width="0.0941in" svg:height="0.1295in" svg:x="0.7937in" svg:y="5.2154in" svg:viewBox="0 0 240 330" svg:d="m0 328c0 0 0 0 0-321 0 0 0 0 46 0 0 0 0 0 0 46 19-35 51-53 92-53 17 0 35 4 49 11s25 15 33 26 13 25 15 41c1 10 3 28 3 53 0 0 0 0 0 197 0 0 0 0-49 0 0 0 0 0 0-196 0-23-2-40-6-49s-10-19-19-27-23-10-35-10c-21 0-39 9-55 23s-23 42-23 83c0 0 0 0 0 176 0 0 0 0-51 0z"><text:p/></draw:path><draw:path draw:style-name="gr151" draw:text-style-name="P8" svg:width="0.1004in" svg:height="0.1776in" svg:x="0.9102in" svg:y="5.1701in" svg:viewBox="0 0 256 452" svg:d="m49 282c0 41 9 71 25 92s34 30 58 30 41-11 55-28 23-48 23-90-7-76-23-95-35-32-58-32-41 10-57 30-23 51-23 93zm159 161c0 0 0 0 0-43-17 34-46 50-83 50-23 0-44-7-63-21s-36-36-46-59-16-54-16-88 5-62 14-86 25-48 44-60 43-21 65-21c18 0 34 3 48 12s25 18 34 32c0 0 0 0 0-159 0 0 0 0 49 0 0 0 0 0 0 443 0 0 0 0-46 0z"><text:p/></draw:path><draw:path draw:style-name="gr152" draw:text-style-name="P8" svg:width="0.0197in" svg:height="0.1748in" svg:x="1.1028in" svg:y="5.1701in" svg:viewBox="0 0 51 445" svg:d="m0 443c0-108 0-215 0-321 16 0 32 0 49 0 0 106 0 213 0 321-15 0-31 0-49 0zm0-381c0-21 0-41 0-62 16 0 32 0 49 0 0 19 0 41 0 62-15 0-31 0-49 0z"><text:p/></draw:path><draw:path draw:style-name="gr153" draw:text-style-name="P8" svg:width="0.0941in" svg:height="0.1295in" svg:x="1.1516in" svg:y="5.2154in" svg:viewBox="0 0 240 330" svg:d="m0 328c0 0 0 0 0-321 0 0 0 0 46 0 0 0 0 0 0 46 21-35 51-53 93-53 16 0 34 4 48 11s25 15 33 26 13 25 16 41c2 10 2 28 2 53 0 0 0 0 0 197 0 0 0 0-49 0 0 0 0 0 0-196 0-23-2-40-6-49s-10-19-19-27-23-10-35-10c-21 0-39 9-55 23s-23 42-23 83c0 0 0 0 0 176 0 0 0 0-51 0z"><text:p/></draw:path><draw:path draw:style-name="gr154" draw:text-style-name="P8" svg:width="0.0571in" svg:height="0.1717in" svg:x="1.2638in" svg:y="5.1744in" svg:viewBox="0 0 146 437" svg:d="m138 383c0 0 0 0 7 47-14 4-27 6-39 6-18 0-30-2-42-9s-16-16-20-27-7-30-7-63c0 0 0 0 0-185 0 0 0 0-37 0 0 0 0 0 0-41 0 0 0 0 37 0 0 0 0 0 0-81 0 0 0 0 49-30 0 0 0 0 0 111 0 0 0 0 52 0 0 0 0 0 0 41 0 0 0 0-52 0 0 0 0 0 0 188 0 16 2 27 4 30s3 9 9 11 9 4 17 4 13-2 22-2z"><text:p/></draw:path><draw:path draw:style-name="gr155" draw:text-style-name="P8" svg:width="0.1067in" svg:height="0.1323in" svg:x="1.3307in" svg:y="5.2154in" svg:viewBox="0 0 272 337" svg:d="m53 136c0 0 0 0 164 0-2-27-9-46-18-60-17-21-38-32-63-32s-43 9-58 27-23 37-25 65zm164 88c0 0 0 0 51 7-9 34-23 58-46 76s-49 28-83 28c-44 0-75-14-104-44s-35-71-35-122 12-95 37-125 58-44 99-44 70 16 95 44 39 69 39 122c0 3 0 7 0 14 0 0 0 0-221 0 2 35 13 63 27 83s39 26 63 26c20 0 34-5 48-14s21-28 30-51z"><text:p/></draw:path><draw:path draw:style-name="gr156" draw:text-style-name="P8" svg:width="0.0614in" svg:height="0.1295in" svg:x="1.4602in" svg:y="5.2154in" svg:viewBox="0 0 157 330" svg:d="m0 328c0 0 0 0 0-321 0 0 0 0 42 0 0 0 0 0 0 49 13-24 23-37 32-45s21-11 32-11c17 0 33 5 49 18 0 0 0 0-16 49-12-7-24-11-35-11s-21 4-28 11-16 18-20 30c-5 18-7 41-7 64 0 0 0 0 0 167 0 0 0 0-49 0z"><text:p/></draw:path><draw:path draw:style-name="gr157" draw:text-style-name="P8" svg:width="0.1067in" svg:height="0.1323in" svg:x="1.5272in" svg:y="5.2154in" svg:viewBox="0 0 272 337" svg:d="m206 168c-17 7-45 14-81 19-21 4-35 7-44 12s-14 9-19 16-7 18-7 27c0 14 5 26 14 35s26 14 44 14 39-5 53-14 26-19 32-37c7-12 8-28 8-53 0 0 0 0 0-19zm2 120c-16 17-33 30-51 37s-35 10-56 10c-32 0-57-9-75-26s-26-39-26-66c0-15 5-30 12-42s14-25 25-32 23-14 35-17c11-2 25-6 44-9 41-4 71-11 90-18 0-9 0-14 0-16 0-21-5-37-14-45-12-15-31-20-54-20s-43 5-53 14-20 25-25 46c0 0 0 0-49-7 3-21 10-41 21-53s23-25 44-32 40-12 65-12 46 4 62 11 28 14 33 23 14 21 16 37c2 8 2 24 2 49 0 0 0 0 0 72 0 51 2 83 4 96s7 28 12 40c0 0 0 0-50 0-7-12-10-25-12-40z"><text:p/></draw:path><draw:path draw:style-name="gr158" draw:text-style-name="P8" svg:width="0.1004in" svg:height="0.1323in" svg:x="1.652in" svg:y="5.2154in" svg:viewBox="0 0 256 337" svg:d="m205 210c0 0 0 0 49 5-5 39-19 65-41 88s-49 32-81 32c-40 0-72-14-97-44s-35-71-35-123c0-34 4-64 16-90s25-46 46-59 46-19 70-19c32 0 57 9 80 26s31 43 37 76c0 0 0 0-48 7-3-21-12-37-25-47s-24-18-42-18c-25 0-46 11-60 30s-25 51-25 94 7 74 23 93 36 28 59 28c21 0 37-7 49-17s21-36 25-62z"><text:p/></draw:path><draw:path draw:style-name="gr159" draw:text-style-name="P8" svg:width="0.0567in" svg:height="0.1717in" svg:x="1.7575in" svg:y="5.1744in" svg:viewBox="0 0 145 437" svg:d="m138 383c0 0 0 0 5 47-14 4-27 6-37 6-20 0-34-2-42-9s-18-16-20-27-7-30-7-63c0 0 0 0 0-185 0 0 0 0-37 0 0 0 0 0 0-41 0 0 0 0 37 0 0 0 0 0 0-81 0 0 0 0 49-30 0 0 0 0 0 111 0 0 0 0 52 0 0 0 0 0 0 41 0 0 0 0-52 0 0 0 0 0 0 188 0 16 0 27 2 30s5 9 11 11 9 4 16 4 12-2 23-2z"><text:p/></draw:path><draw:path draw:style-name="gr160" draw:text-style-name="P8" svg:width="0.0205in" svg:height="0.1748in" svg:x="1.8299in" svg:y="5.1701in" svg:viewBox="0 0 53 445" svg:d="m0 443c0-108 0-215 0-321 18 0 34 0 51 0 0 106 0 213 0 321-16 0-32 0-51 0zm0-381c0-21 0-41 0-62 18 0 34 0 51 0 0 19 0 41 0 62-16 0-32 0-51 0z"><text:p/></draw:path><draw:path draw:style-name="gr161" draw:text-style-name="P8" svg:width="0.1079in" svg:height="0.1323in" svg:x="1.872in" svg:y="5.2154in" svg:viewBox="0 0 275 337" svg:d="m51 168c0 40 9 70 25 91s37 30 62 30 45-10 61-30 25-51 25-95-9-69-25-88-37-32-61-32-46 11-62 32-25 51-25 92zm-51 0c0-60 16-104 46-133 25-23 56-35 92-35 38 0 72 16 98 42s37 69 37 120c0 43-3 74-15 97s-29 43-50 57-46 19-70 19c-41 0-74-14-99-44s-39-71-39-123z"><text:p/></draw:path><draw:path draw:style-name="gr162" draw:text-style-name="P8" svg:width="0.0941in" svg:height="0.1295in" svg:x="2.0028in" svg:y="5.2154in" svg:viewBox="0 0 240 330" svg:d="m0 328c0 0 0 0 0-321 0 0 0 0 46 0 0 0 0 0 0 46 19-35 51-53 92-53 17 0 35 4 49 11s25 15 33 26 13 25 15 41c1 10 3 28 3 53 0 0 0 0 0 197 0 0 0 0-49 0 0 0 0 0 0-196 0-23-2-40-6-49s-10-19-19-27-23-10-37-10c-19 0-39 9-53 23s-23 42-23 83c0 0 0 0 0 176 0 0 0 0-51 0z"><text:p/></draw:path></draw:g><draw:g draw:style-name="gr2"><draw:path draw:style-name="gr163" draw:text-style-name="P8" svg:width="1.3331in" svg:height="0.7295in" svg:x="5.5181in" svg:y="4.6346in" svg:viewBox="0 0 3387 1854" svg:d="m0 1852c0-617 0-1235 0-1852 1129 0 2256 0 3385 0 0 617 0 1235 0 1852-1129 0-2256 0-3385 0z"><text:p/></draw:path><draw:path draw:style-name="gr164" draw:text-style-name="P8" svg:width="0.1488in" svg:height="0.1807in" svg:x="6.0091in" svg:y="4.7709in" svg:viewBox="0 0 379 460" svg:d="m203 288c0 0 0 0 0-75 0 0 0 0 174 0 0 0 0 0 0 177-15 17-40 33-74 47s-65 22-97 22c-42 0-81-11-111-30s-54-48-70-85-25-74-25-118 9-87 28-124 41-61 76-79c25-16 58-23 97-23 51 0 90 12 118 34s46 54 55 95c0 0 0 0-81 17-5-23-16-40-32-53s-37-17-60-17c-35 0-63 12-85 37s-33 62-33 109 12 94 33 120 52 41 85 41c16 0 35-6 51-13s32-15 44-26c0 0 0 0 0-56 0 0 0 0-93 0z"><text:p/></draw:path><draw:path draw:style-name="gr165" draw:text-style-name="P8" svg:width="0.1051in" svg:height="0.1303in" svg:x="6.1866in" svg:y="4.8217in" svg:viewBox="0 0 268 332" svg:d="m194 321c0 0 0 0 0-46-11 14-25 28-42 39s-36 16-55 16-37-5-53-16-26-23-33-39-11-42-11-70c0 0 0 0 0-205 0 0 0 0 78 0 0 0 0 0 0 148 0 44 3 72 3 83s9 18 16 25 18 9 28 9 27-4 37-13 16-19 21-32 6-38 6-84c0 0 0 0 0-136 0 0 0 0 77 0 0 0 0 0 0 321 0 0 0 0-72 0z"><text:p/></draw:path><draw:path draw:style-name="gr166" draw:text-style-name="P8" svg:width="0.0303in" svg:height="0.1748in" svg:x="6.3228in" svg:y="4.7736in" svg:viewBox="0 0 78 445" svg:d="m0 443c0-106 0-214 0-321 26 0 51 0 76 0 0 107 0 215 0 321-25 0-50 0-76 0zm0-364c0-26 0-53 0-79 26 0 51 0 76 0 0 26 0 53 0 79-25 0-50 0-76 0z"><text:p/></draw:path><draw:path draw:style-name="gr167" draw:text-style-name="P8" svg:width="0.1406in" svg:height="0.1807in" svg:x="5.8819in" svg:y="5.0453in" svg:viewBox="0 0 358 460" svg:d="m303 295c0 0 0 0 53 15-10 46-31 85-60 110s-65 39-105 39-80-11-108-30-48-48-62-87-21-74-21-118 7-85 23-120 39-60 69-79 61-25 99-25 74 12 102 34 46 52 58 95c0 0 0 0-55 12-8-32-23-56-40-69s-39-23-67-23-57 7-76 25-37 37-46 65-12 57-12 85c0 39 5 72 16 101s24 47 45 61 45 21 69 21c30 0 55-10 76-28s35-46 42-84z"><text:p/></draw:path><draw:path draw:style-name="gr168" draw:text-style-name="P8" svg:width="0.1071in" svg:height="0.1323in" svg:x="6.039in" svg:y="5.0933in" svg:viewBox="0 0 273 337" svg:d="m53 138c0 0 0 0 166 0-2-29-9-50-20-62-16-21-37-32-61-32s-43 9-59 27-24 37-26 67zm166 86c0 0 0 0 51 7-9 34-23 58-46 76s-49 28-85 28c-42 0-75-14-102-44s-37-71-37-122 12-95 39-125 58-44 99-44 70 16 95 44 39 69 39 122c0 3 0 9 0 16 0 0 0 0-221 0 2 33 11 61 27 81s37 26 61 26c20 0 36-5 48-14s23-28 32-51z"><text:p/></draw:path><draw:path draw:style-name="gr169" draw:text-style-name="P8" svg:width="0.1469in" svg:height="0.1807in" svg:x="6.1665in" svg:y="5.0453in" svg:viewBox="0 0 374 460" svg:d="m203 275c0 0 0 0 0-51 0 0 0 0 169 0 0 0 0 0 0 164-26 23-53 41-81 53s-56 18-86 18c-39 0-74-11-108-30s-56-44-72-82-25-74-25-116 7-85 25-122 39-65 68-83 68-26 108-26c28 0 57 5 79 16s43 23 57 42 21 43 30 73c0 0 0 0-49 15-6-23-15-42-23-54s-23-23-37-32-38-11-57-11-46 4-63 13-32 19-43 31-19 29-26 45c-9 26-14 58-14 88 0 42 7 74 19 100s30 46 53 60 48 18 76 18 44-5 67-12 37-22 49-34c0 0 0 0 0-83 0 0 0 0-116 0z"><text:p/></draw:path><draw:path draw:style-name="gr170" draw:text-style-name="P8" svg:width="0.0925in" svg:height="0.1295in" svg:x="6.3417in" svg:y="5.0961in" svg:viewBox="0 0 236 330" svg:d="m192 321c0 0 0 0 0-49-24 37-54 56-93 56-18 0-34-3-48-10s-26-18-32-29-12-23-17-40c-2-11-2-29-2-50 0 0 0 0 0-199 0 0 0 0 49 0 0 0 0 0 0 178 0 27 2 48 2 57 4 15 11 26 21 33s21 12 36 12 30-3 42-12 23-19 28-33 9-36 9-64c0 0 0 0 0-171 0 0 0 0 48 0 0 0 0 0 0 321 0 0 0 0-43 0z"><text:p/></draw:path><draw:path draw:style-name="gr171" draw:text-style-name="P8" svg:width="0.0197in" svg:height="0.1748in" svg:x="6.4654in" svg:y="5.048in" svg:viewBox="0 0 51 445" svg:d="m0 443c0-108 0-215 0-321 18 0 32 0 49 0 0 106 0 213 0 321-15 0-31 0-49 0zm0-379c0-22 0-43 0-64 18 0 32 0 49 0 0 19 0 41 0 64-15 0-31 0-49 0z"><text:p/></draw:path></draw:g><draw:path draw:style-name="gr172" draw:text-style-name="P8" svg:width="0.4441in" svg:height="0.0004in" draw:transform="rotate (3.1415926535892) translate (4.66319444444444in 0.24375in)" svg:viewBox="0 0 1129 2" svg:d="m0 0c376 0 751 0 1127 0"><text:p/></draw:path><draw:path draw:style-name="gr173" draw:text-style-name="P8" svg:width="0.6661in" svg:height="0.0004in" draw:transform="rotate (3.1415926535892) translate (1.99861111111111in 0.487199256342957in)" svg:viewBox="0 0 1693 2" svg:d="m0 0c564 0 1129 0 1692 0"><text:p/></draw:path><draw:path draw:style-name="gr174" draw:text-style-name="P8" svg:width="0.998in" svg:height="0.0004in" draw:transform="skewX (-1.55299396842426) rotate (1.79542020152623) translate (3.10902777777778in 1.70277777777778in)" svg:viewBox="0 0 2536 2" svg:d="m0 0c845 0 1589 2 2535 0"><text:p/></draw:path><draw:path draw:style-name="gr175" draw:text-style-name="P8" svg:width="0.4449in" svg:height="0.0004in" draw:transform="rotate (3.1415926535892) translate (2.67430555555556in 5.12083333333333in)" svg:viewBox="0 0 1131 2" svg:d="m0 0c377 0 751 0 1129 0"><text:p/></draw:path><draw:g draw:style-name="gr2"><draw:path draw:style-name="gr176" draw:text-style-name="P8" svg:width="1.5543in" svg:height="0.9724in" svg:x="2.8866in" svg:y="1.7028in" svg:viewBox="0 0 3949 2471" svg:d="m0 2469c0-823 0-1643 0-2469 1316 0 2630 0 3948 0 0 824 0 1644 0 2469-1316 0-2630 0-3948 0z"><text:p/></draw:path><draw:path draw:style-name="gr177" draw:text-style-name="P8" svg:width="0.1488in" svg:height="0.1807in" svg:x="3.3665in" svg:y="1.8244in" svg:viewBox="0 0 379 460" svg:d="m203 288c0 0 0 0 0-76 0 0 0 0 174 0 0 0 0 0 0 178-15 17-40 33-74 47s-65 22-98 22c-43 0-80-11-112-30s-54-48-70-85-23-74-23-118 9-87 26-124 45-61 78-81c27-14 58-21 97-21 49 0 88 12 117 34s47 52 56 95c0 0 0 0-83 17-3-23-16-40-30-53s-37-17-60-17c-37 0-65 10-85 35s-31 64-31 111 8 94 31 118 50 43 85 43c18 0 34-6 51-13s32-15 44-28c0 0 0 0 0-54 0 0 0 0-93 0z"><text:p/></draw:path><draw:path draw:style-name="gr178" draw:text-style-name="P8" svg:width="0.1087in" svg:height="0.1331in" svg:x="3.5366in" svg:y="1.8724in" svg:viewBox="0 0 277 339" svg:d="m182 175c-11 3-27 7-46 12s-37 11-43 16c-10 9-15 16-15 30s3 23 12 32 19 10 30 10 28-3 41-14c8-7 15-18 19-28 0-7 2-21 2-42 0 0 0 0 0-16zm-104-71c0 0 0 0-69-14 7-30 21-53 40-67s48-23 87-23c33 0 58 4 76 14s30 18 37 32 9 40 9 77c0 0 0 0 0 97 0 30 0 52 3 64s7 28 14 44c0 0 0 0-77 0-2-5-4-14-7-25-2-5-2-8-2-10-14 14-28 26-44 33s-32 11-48 11c-30 0-53-9-72-28s-25-39-25-69c0-18 4-34 11-48s21-24 35-33 35-13 62-20c35-7 60-14 74-21 0 0 0 0 0-9 0-16-4-26-11-33s-21-11-42-11c-14 0-25 2-34 9s-14 14-17 30z"><text:p/></draw:path><draw:path draw:style-name="gr179" draw:text-style-name="P8" svg:width="0.1697in" svg:height="0.1295in" svg:x="3.6661in" svg:y="1.8724in" svg:viewBox="0 0 432 330" svg:d="m0 7c0 0 0 0 71 0 0 0 0 0 0 44 26-33 56-51 91-51 20 0 36 4 50 12s24 20 33 39c13-19 27-30 41-39s32-12 47-12c23 0 41 4 55 14s27 23 34 41c5 14 8 35 8 68 0 0 0 0 0 205 0 0 0 0-77 0 0 0 0 0 0-183 0-34-4-55-9-62s-16-18-32-18c-12 0-21 4-32 11s-15 17-21 32-5 35-5 65c0 0 0 0 0 155 0 0 0 0-78 0 0 0 0 0 0-176 0-32-1-51-3-62s-7-14-12-18-15-7-25-7-21 4-32 11-16 16-21 28-7 37-7 67c0 0 0 0 0 157 0 0 0 0-76 0 0 0 0 0 0-321z"><text:p/></draw:path><draw:path draw:style-name="gr180" draw:text-style-name="P8" svg:width="0.1079in" svg:height="0.1331in" svg:x="3.8571in" svg:y="1.8724in" svg:viewBox="0 0 275 339" svg:d="m196 141c-2-25-5-44-16-56s-27-20-42-20-30 7-43 20-14 33-14 56c0 0 0 0 115 0zm-4 85c0 0 0 0 76 16-9 31-25 53-46 70s-47 25-81 25c-51 0-88-19-113-57-17-30-28-67-28-111 0-53 12-93 39-125s56-44 95-44c44 0 78 16 102 46s39 81 37 146c0 0 0 0-194 0 2 25 7 44 18 58s26 23 44 23c12 0 25-3 32-10s14-21 19-37z"><text:p/></draw:path><draw:path draw:style-name="gr181" draw:text-style-name="P8" svg:width="0.1413in" svg:height="0.1803in" svg:x="3.152in" svg:y="2.0988in" svg:viewBox="0 0 360 459" svg:d="m303 295c0 0 0 0 55 14-14 47-32 84-62 111s-65 37-107 37-78-9-106-28-48-48-62-87-21-76-21-118 7-86 23-120 41-60 69-79 61-25 99-25 74 11 100 32 48 54 58 95c0 0 0 0-51 12-10-30-25-54-40-67s-41-23-69-23-57 7-78 25-35 37-44 64-12 58-12 86c0 37 5 72 16 99s24 49 47 63 43 21 67 21c30 0 55-10 76-28s35-47 42-84z"><text:p/></draw:path><draw:path draw:style-name="gr182" draw:text-style-name="P8" svg:width="0.1071in" svg:height="0.1315in" svg:x="3.3091in" svg:y="2.1465in" svg:viewBox="0 0 273 335" svg:d="m49 168c0 38 7 72 25 91s37 30 62 30 46-10 62-30 24-53 24-95-9-69-24-88-37-32-62-32-46 11-62 32-25 51-25 92zm-49 0c0-60 14-104 44-133 27-23 55-35 92-35 40 0 74 14 99 42s37 69 37 120c0 41-4 74-16 97s-28 43-50 57-45 17-70 17c-41 0-74-12-99-42s-37-71-37-123z"><text:p/></draw:path><draw:path draw:style-name="gr183" draw:text-style-name="P8" svg:width="0.063in" svg:height="0.1287in" svg:x="3.439in" svg:y="2.1465in" svg:viewBox="0 0 161 328" svg:d="m0 326c0 0 0 0 0-319 0 0 0 0 46 0 0 0 0 0 0 49 10-24 19-38 30-45s19-11 30-11c17 0 35 5 53 16 0 0 0 0-18 51-12-7-25-11-35-11s-21 4-28 11-16 16-20 30c-5 19-9 41-9 64 0 0 0 0 0 165 0 0 0 0-49 0z"><text:p/></draw:path><draw:path draw:style-name="gr184" draw:text-style-name="P8" svg:width="0.1067in" svg:height="0.1315in" svg:x="3.5071in" svg:y="2.1465in" svg:viewBox="0 0 272 335" svg:d="m53 136c0 0 0 0 162 0-2-27-7-48-16-60-17-21-38-32-63-32s-43 9-58 27-23 37-25 65zm162 88c0 0 0 0 53 7-9 34-25 58-46 76s-51 26-83 26c-44 0-77-12-104-42s-35-71-35-122 12-95 37-125 58-44 99-44 70 14 95 44 39 69 39 122c0 3 0 9 0 16 0 0 0 0-221 0 2 33 11 61 27 81s39 26 63 26c18 0 32-5 46-16s23-26 30-49z"><text:p/></draw:path><draw:path draw:style-name="gr185" draw:text-style-name="P8" svg:width="0.1004in" svg:height="0.1315in" svg:x="3.6925in" svg:y="2.1465in" svg:viewBox="0 0 256 335" svg:d="m205 210c0 0 0 0 49 5-5 39-19 65-41 88s-49 30-79 30c-41 0-72-12-97-42s-37-71-37-123c0-34 5-64 16-90s25-46 48-60 44-18 70-18c30 0 57 9 78 25s33 44 38 77c0 0 0 0-47 7-5-23-12-37-27-47s-24-18-40-18c-27 0-46 11-62 30s-23 51-23 94 5 74 21 93 36 28 60 28c20 0 36-7 48-19s23-34 25-60z"><text:p/></draw:path><draw:path draw:style-name="gr186" draw:text-style-name="P8" svg:width="0.0197in" svg:height="0.174in" svg:x="3.8091in" svg:y="2.1016in" svg:viewBox="0 0 51 443" svg:d="m0 441c0-145 0-293 0-441 16 0 32 0 49 0 0 146 0 293 0 441-14 0-31 0-49 0z"><text:p/></draw:path><draw:path draw:style-name="gr187" draw:text-style-name="P8" svg:width="0.1067in" svg:height="0.1315in" svg:x="3.852in" svg:y="2.1465in" svg:viewBox="0 0 272 335" svg:d="m206 168c-19 7-45 14-83 19-21 4-35 7-44 12s-14 7-19 16-7 18-7 27c0 14 5 24 14 35s26 14 46 14 37-5 51-14 27-19 34-37c5-12 8-30 8-53 0 0 0 0 0-19zm0 120c-15 17-33 30-51 37s-35 8-54 8c-34 0-57-7-76-24s-25-41-25-66c0-15 4-31 11-42s14-25 24-32 23-14 37-17c9-4 23-7 43-11 42-2 70-9 91-16 0-9 0-14 0-16 0-23-5-37-14-45-14-13-31-20-56-20s-43 5-53 14-18 23-25 46c0 0 0 0-49-7 3-21 12-39 23-53s23-26 42-32 41-12 67-12 46 4 60 11 28 12 35 23 13 21 14 37c2 8 4 24 4 49 0 0 0 0 0 72 0 51 0 83 4 96s5 28 12 38c0 0 0 0-51 0-6-10-9-23-13-38z"><text:p/></draw:path><draw:path draw:style-name="gr188" draw:text-style-name="P8" svg:width="0.0961in" svg:height="0.1315in" svg:x="3.9744in" svg:y="2.1465in" svg:viewBox="0 0 245 335" svg:d="m0 229c0 0 0 0 49-7 2 23 11 41 23 50s30 17 53 17 41-5 51-16 16-21 16-33-3-25-14-30-25-11-51-18c-35-10-62-19-78-28s-23-18-30-28-12-28-12-44 4-27 11-39 14-23 24-32 18-10 32-14 28-7 42-7c23 0 45 4 60 11s30 17 41 28 12 30 16 49c0 0 0 0-48 7-3-16-9-28-21-37s-25-14-44-14-39 4-48 14-16 18-16 27 2 14 8 19 10 12 17 16 20 5 44 14c37 7 60 18 74 23s25 18 34 30 10 26 10 46-3 35-14 51-24 30-40 39-41 10-64 10c-37 0-67-7-86-24s-32-44-39-80z"><text:p/></draw:path><draw:path draw:style-name="gr189" draw:text-style-name="P8" svg:width="0.0969in" svg:height="0.1315in" svg:x="4.0854in" svg:y="2.1465in" svg:viewBox="0 0 247 335" svg:d="m0 229c0 0 0 0 49-7 2 23 11 41 23 50s32 17 53 17 41-5 51-16 16-21 16-33-3-25-14-30-23-11-49-18c-39-10-64-19-78-28s-25-18-32-28-10-28-10-44 2-27 9-39 14-23 24-32 18-10 32-14 28-7 44-7c21 0 43 4 58 11s32 17 41 28 14 30 16 49c0 0 0 0-48 7-2-16-10-28-21-37s-25-14-44-14-39 4-48 14-16 18-16 27 2 14 6 19 12 12 19 16 20 5 44 14c36 7 60 18 74 23s25 18 32 30 14 26 14 46-5 35-14 51-26 30-42 39-41 10-64 10c-37 0-67-7-86-24s-34-44-39-80z"><text:p/></draw:path><draw:path draw:style-name="gr190" draw:text-style-name="P8" svg:width="0.0197in" svg:height="0.1748in" svg:x="3.1126in" svg:y="2.3736in" svg:viewBox="0 0 51 445" svg:d="m0 443c0-108 0-214 0-320 16 0 32 0 49 0 0 106 0 212 0 320-15 0-31 0-49 0zm0-381c0-20 0-41 0-62 16 0 32 0 49 0 0 21 0 42 0 62-15 0-31 0-49 0z"><text:p/></draw:path><draw:path draw:style-name="gr191" draw:text-style-name="P8" svg:width="0.0933in" svg:height="0.1287in" svg:x="3.1618in" svg:y="2.4197in" svg:viewBox="0 0 238 328" svg:d="m0 326c0 0 0 0 0-319 0 0 0 0 44 0 0 0 0 0 0 44 23-35 51-51 92-51 17 0 35 4 49 9s27 16 35 28 13 25 15 39c0 10 1 30 1 55 0 0 0 0 0 195 0 0 0 0-49 0 0 0 0 0 0-194 0-23-2-40-5-51s-11-17-20-25-23-10-35-10c-21 0-39 7-55 23s-23 42-23 83c0 0 0 0 0 174 0 0 0 0-49 0z"><text:p/></draw:path><draw:path draw:style-name="gr192" draw:text-style-name="P8" svg:width="0.0567in" svg:height="0.1724in" svg:x="3.2744in" svg:y="2.3772in" svg:viewBox="0 0 145 439" svg:d="m136 385c0 0 0 0 7 47-14 4-27 5-39 5-18 0-30-3-42-8s-16-14-20-25-7-32-7-64c0 0 0 0 0-185 0 0 0 0-35 0 0 0 0 0 0-40 0 0 0 0 35 0 0 0 0 0 0-81 0 0 0 0 51-34 0 0 0 0 0 115 0 0 0 0 50 0 0 0 0 0 0 40 0 0 0 0-50 0 0 0 0 0 0 187 0 18 0 25 2 30s4 9 9 11 9 5 18 5 12-2 21-3z"><text:p/></draw:path><draw:path draw:style-name="gr193" draw:text-style-name="P8" svg:width="0.1067in" svg:height="0.1315in" svg:x="3.3402in" svg:y="2.4197in" svg:viewBox="0 0 272 335" svg:d="m53 134c0 0 0 0 164 0 0-26-9-46-18-60-16-19-38-30-63-30s-43 9-58 27-23 37-25 63zm164 90c0 0 0 0 51 7-9 32-25 58-44 76s-51 26-85 26c-42 0-77-14-102-42s-37-71-37-122 12-97 37-125 58-44 99-44 70 12 95 42 39 71 39 124c0 2 0 7 0 14 0 0 0 0-221 0 2 35 13 62 29 79s37 30 61 30c20 0 34-5 48-16s23-26 30-49z"><text:p/></draw:path><draw:path draw:style-name="gr194" draw:text-style-name="P8" svg:width="0.0622in" svg:height="0.1287in" svg:x="3.4693in" svg:y="2.4197in" svg:viewBox="0 0 159 328" svg:d="m0 326c0 0 0 0 0-319 0 0 0 0 44 0 0 0 0 0 0 49 12-24 23-40 32-47s21-9 32-9c17 0 33 5 49 16 0 0 0 0-16 51-12-7-25-11-35-11s-21 4-28 11-16 16-20 28c-3 20-7 41-7 64 0 0 0 0 0 167 0 0 0 0-51 0z"><text:p/></draw:path><draw:path draw:style-name="gr195" draw:text-style-name="P8" svg:width="0.1067in" svg:height="0.1315in" svg:x="3.5366in" svg:y="2.4197in" svg:viewBox="0 0 272 335" svg:d="m206 166c-17 9-44 16-83 21-19 4-33 7-42 9s-14 10-19 19-7 16-7 25c0 16 5 26 14 35s26 16 44 16 39-5 53-14 26-21 32-37c7-12 8-30 8-53 0 0 0 0 0-21zm2 122c-16 17-33 30-51 35s-35 10-55 10c-33 0-58-8-76-24s-26-41-26-67c0-16 5-30 11-43s14-23 26-31 23-15 35-18c11-4 25-5 44-9 41-5 71-10 90-18 0-7 0-12 0-14 0-23-3-38-14-45-12-15-30-20-54-20s-43 5-53 14-20 23-25 46c0 0 0 0-49-7 3-23 12-41 21-55s24-26 44-31 40-11 67-11 46 2 60 9 28 14 33 25 14 21 16 37c2 7 4 24 4 49 0 0 0 0 0 72 0 50 0 81 2 96s7 26 12 38c0 0 0 0-50 0-5-10-10-23-12-38z"><text:p/></draw:path><draw:path draw:style-name="gr196" draw:text-style-name="P8" svg:width="0.1004in" svg:height="0.1315in" svg:x="3.6618in" svg:y="2.4197in" svg:viewBox="0 0 256 335" svg:d="m205 208c0 0 0 0 49 7-5 39-18 65-41 88s-49 30-81 30c-40 0-72-14-97-42s-35-71-35-123c0-36 4-66 16-92s25-46 48-58 44-18 68-18c32 0 59 9 80 25s31 44 38 76c0 0 0 0-49 7-3-22-12-37-25-48s-24-16-42-16c-25 0-46 9-62 28s-23 51-23 94 9 74 23 93 36 30 59 30c21 0 37-7 49-21s21-32 25-60z"><text:p/></draw:path><draw:path draw:style-name="gr197" draw:text-style-name="P8" svg:width="0.0567in" svg:height="0.1724in" svg:x="3.7673in" svg:y="2.3772in" svg:viewBox="0 0 145 439" svg:d="m138 385c0 0 0 0 5 47-14 4-27 5-37 5-20 0-32-3-42-8s-18-14-22-25-5-32-5-64c0 0 0 0 0-185 0 0 0 0-37 0 0 0 0 0 0-40 0 0 0 0 37 0 0 0 0 0 0-81 0 0 0 0 49-34 0 0 0 0 0 115 0 0 0 0 52 0 0 0 0 0 0 40 0 0 0 0-52 0 0 0 0 0 0 187 0 18 0 25 2 30s5 9 11 11 9 5 16 5 12-2 23-3z"><text:p/></draw:path><draw:path draw:style-name="gr198" draw:text-style-name="P8" svg:width="0.0205in" svg:height="0.1748in" svg:x="3.8398in" svg:y="2.3736in" svg:viewBox="0 0 53 445" svg:d="m0 443c0-108 0-214 0-320 18 0 34 0 51 0 0 106 0 212 0 320-16 0-32 0-51 0zm0-381c0-20 0-41 0-62 18 0 34 0 51 0 0 21 0 42 0 62-16 0-32 0-51 0z"><text:p/></draw:path><draw:path draw:style-name="gr199" draw:text-style-name="P8" svg:width="0.1079in" svg:height="0.1315in" svg:x="3.8819in" svg:y="2.4197in" svg:viewBox="0 0 275 335" svg:d="m51 166c0 40 9 72 25 92s37 31 62 31 45-12 61-31 25-53 25-94-9-71-25-92-37-28-61-28-46 9-62 28-25 53-25 94zm-51 0c0-58 16-102 46-131 25-24 56-35 92-35 38 0 72 12 98 42s37 69 37 119c0 42-3 74-17 97s-27 42-48 56-46 19-70 19c-41 0-74-14-99-42s-39-71-39-125z"><text:p/></draw:path><draw:path draw:style-name="gr200" draw:text-style-name="P8" svg:width="0.0933in" svg:height="0.1287in" svg:x="4.0134in" svg:y="2.4197in" svg:viewBox="0 0 238 328" svg:d="m0 326c0 0 0 0 0-319 0 0 0 0 44 0 0 0 0 0 0 44 20-35 51-51 92-51 17 0 35 4 49 9s25 16 34 28 12 25 14 39c2 10 3 30 3 55 0 0 0 0 0 195 0 0 0 0-49 0 0 0 0 0 0-194 0-23-2-40-5-51s-11-17-20-25-23-10-35-10c-21 0-39 7-55 23s-23 42-23 83c0 0 0 0 0 174 0 0 0 0-49 0z"><text:p/></draw:path><draw:path draw:style-name="gr201" draw:text-style-name="P8" svg:width="0.0969in" svg:height="0.1315in" svg:x="4.1283in" svg:y="2.4197in" svg:viewBox="0 0 247 335" svg:d="m0 229c0 0 0 0 49-7 2 23 11 37 23 48s30 19 53 19 41-5 51-16 16-21 16-35-3-23-14-30-25-10-51-17c-35-9-62-18-76-27s-25-18-32-30-10-26-10-42 2-27 9-41 14-23 24-30 18-12 32-14 28-7 42-7c23 0 45 4 60 9s30 17 41 30 12 30 16 49c0 0 0 0-48 7-3-17-9-28-21-37s-25-14-42-14-41 4-50 12-16 16-16 29 2 14 8 19 10 11 17 14 20 7 44 14c37 9 60 18 74 25s25 16 34 30 12 26 12 46-5 33-16 49-24 30-40 39-41 12-64 12c-37 0-67-8-86-26s-32-44-39-78z"><text:p/></draw:path></draw:g><draw:path draw:style-name="gr202" draw:text-style-name="P8" svg:width="1.3177in" svg:height="0.0004in" draw:transform="skewX (-1.55229583672346) rotate (-2.31064139671604) translate (5.10763888888889in 0.729861111111111in)" svg:viewBox="0 0 3348 2" svg:d="m0 0c1117 0 2230 0 3346 0"><text:p/></draw:path><draw:path draw:style-name="gr203" draw:text-style-name="P8" svg:width="0.6661in" svg:height="0.0004in" draw:transform="rotate (3.1415926535892) translate (2.88680555555556in 1.94622703412074in)" svg:viewBox="0 0 1693 2" svg:d="m0 0c564 0 1127 0 1692 0"><text:p/></draw:path><draw:path draw:style-name="gr204" draw:text-style-name="P8" svg:width="0.8894in" svg:height="0.0004in" svg:x="4.4409in" svg:y="2.189in" svg:viewBox="0 0 2260 2" svg:d="m0 0c753 0 1503 0 2258 0"><text:p/></draw:path><draw:path draw:style-name="gr205" draw:text-style-name="P8" svg:width="0.4862in" svg:height="0.0004in" draw:transform="rotate (-1.57079632679579) translate (3.775in 3.89097222222222in)" svg:viewBox="0 0 1236 2" svg:d="m0 0c411 0 824 0 1235 0"><text:p/></draw:path><draw:path draw:style-name="gr206" draw:text-style-name="P8" svg:width="0.4441in" svg:height="0.0004in" svg:x="5.1075in" svg:y="4.878in" svg:viewBox="0 0 1129 2" svg:d="m0 0c376 0 751 0 1127 0"><text:p/></draw:path><draw:g draw:style-name="gr2"><draw:path draw:style-name="gr207" draw:text-style-name="P8" svg:width="1.5543in" svg:height="0.7303in" svg:x="2.8866in" svg:y="3.161in" svg:viewBox="0 0 3949 1856" svg:d="m0 1854c0-618 0-1235 0-1854 1316 0 2630 0 3948 0 0 619 0 1236 0 1854-1316 0-2630 0-3948 0z"><text:p/></draw:path><draw:path draw:style-name="gr208" draw:text-style-name="P8" svg:width="0.1122in" svg:height="0.1724in" svg:x="3.3846in" svg:y="3.3028in" svg:viewBox="0 0 286 439" svg:d="m0 437c0-146 0-292 0-437 26 0 53 0 81 0 0 120 0 240 0 363 67 0 134 0 203 0 0 25 0 48 0 74-95 0-189 0-284 0z"><text:p/></draw:path><draw:path draw:style-name="gr209" draw:text-style-name="P8" svg:width="0.1189in" svg:height="0.1331in" svg:x="3.5118in" svg:y="3.3461in" svg:viewBox="0 0 303 339" svg:d="m79 168c0 31 7 56 22 74s30 26 49 26 37-10 51-26 21-43 21-76-7-55-21-73-30-24-51-24-35 9-49 24-22 43-22 75zm-79-6c0-28 5-54 19-81s30-47 55-60 48-21 76-21c46 0 81 16 109 46s43 72 43 120-14 90-43 122-65 49-109 49c-27 0-51-7-76-21s-40-34-55-58-19-59-19-96z"><text:p/></draw:path><draw:path draw:style-name="gr210" draw:text-style-name="P8" svg:width="0.113in" svg:height="0.1807in" svg:x="3.648in" svg:y="3.3461in" svg:viewBox="0 0 288 460" svg:d="m79 161c0 35 6 58 16 74s27 26 46 26 35-9 48-26 19-39 19-73-5-58-17-72-29-25-48-25-35 7-48 23-16 41-16 73zm-70 186c0 0 0 0 90 11 2 12 3 21 9 27s19 8 35 8 35-1 46-8c5-6 12-13 16-23s1-22 1-39c0 0 0 0 0-46-21 33-51 51-86 51s-71-18-94-53c-17-30-26-65-26-109 0-55 11-95 35-124s53-42 87-42 67 18 90 51c0 0 0 0 0-44 0 0 0 0 74 0 0 0 0 0 0 288 0 38-4 67-11 86s-12 32-23 42-24 20-40 27-39 9-66 9c-51 0-84-9-105-29s-32-42-32-72c0-2 0-7 0-11z"><text:p/></draw:path><draw:path draw:style-name="gr211" draw:text-style-name="P8" svg:width="0.0315in" svg:height="0.1748in" svg:x="3.7898in" svg:y="3.3008in" svg:viewBox="0 0 81 445" svg:d="m0 443c0-108 0-214 0-321 28 0 53 0 79 0 0 107 0 213 0 321-26 0-51 0-79 0zm0-364c0-26 0-53 0-79 28 0 53 0 79 0 0 26 0 53 0 79-26 0-51 0-79 0z"><text:p/></draw:path><draw:path draw:style-name="gr212" draw:text-style-name="P8" svg:width="0.1094in" svg:height="0.1331in" svg:x="3.8453in" svg:y="3.3461in" svg:viewBox="0 0 279 339" svg:d="m272 101c0 0 0 0-76 15-2-17-9-28-18-37s-21-12-35-12c-20 0-34 7-46 23s-18 39-18 71c0 40 6 65 18 82s28 25 46 25c14 0 26-5 37-14s16-28 19-49c0 0 0 0 78 14-9 39-25 67-46 88s-53 30-92 30c-42 0-75-16-100-46s-39-72-39-123 12-94 39-124 58-44 102-44c37 0 65 9 87 25s37 42 44 76z"><text:p/></draw:path><draw:path draw:style-name="gr213" draw:text-style-name="P8" svg:width="0.1469in" svg:height="0.1803in" svg:x="2.9146in" svg:y="3.5724in" svg:viewBox="0 0 374 459" svg:d="m203 275c0 0 0 0 0-51 0 0 0 0 169 0 0 0 0 0 0 166-26 21-53 39-81 51s-56 16-86 16c-39 0-74-9-108-28s-56-44-72-82-25-74-25-116 7-85 25-122 39-65 68-83 69-26 108-26c30 0 57 5 79 16s43 23 57 42 21 43 30 73c0 0 0 0-49 14-6-22-15-41-22-53s-23-23-38-32-36-11-57-11-44 4-63 13-32 17-43 31-17 29-24 45c-11 26-16 58-16 88 0 40 7 74 19 100s30 46 53 60 49 18 76 18 44-5 67-14 39-20 49-30c0 0 0 0 0-85 0 0 0 0-116 0z"><text:p/></draw:path><draw:path draw:style-name="gr214" draw:text-style-name="P8" svg:width="0.1059in" svg:height="0.1315in" svg:x="3.0835in" svg:y="3.6201in" svg:viewBox="0 0 270 335" svg:d="m206 168c-19 7-45 14-83 21-21 2-35 7-42 10s-16 9-21 16-5 18-5 27c0 14 3 26 14 35s24 14 44 14 37-5 51-14 27-19 32-37c7-12 10-30 10-53 0 0 0 0 0-19zm2 120c-17 17-35 30-53 37s-35 8-54 8c-32 0-59-7-75-24s-26-41-26-66c0-15 4-31 11-42s14-25 24-32 23-14 37-17c11-4 25-7 43-9 40-4 70-11 91-18 0-9 0-14 0-16 0-23-5-37-14-45-12-13-31-20-56-20s-41 5-53 14-19 23-25 46c0 0 0 0-49-7 5-21 12-39 21-53s25-25 44-32 41-12 67-12 46 4 60 11 28 12 35 23 13 21 16 38c0 9 2 23 2 48 0 0 0 0 0 72 0 51 0 83 2 97s7 27 12 39c0 0 0 0-49 0-6-12-9-25-11-40z"><text:p/></draw:path><draw:path draw:style-name="gr215" draw:text-style-name="P8" svg:width="0.1567in" svg:height="0.1295in" svg:x="3.2138in" svg:y="3.6201in" svg:viewBox="0 0 399 330" svg:d="m0 328c0 0 0 0 0-321 0 0 0 0 44 0 0 0 0 0 0 44 9-16 20-28 35-35s34-16 53-16 39 5 55 16 23 21 28 39c23-36 53-55 92-55 28 0 51 9 65 25s25 47 25 83c0 0 0 0 0 220 0 0 0 0-50 0 0 0 0 0 0-203 0-21-1-37-7-46s-7-17-14-24-19-9-31-9c-22 0-37 9-52 23s-21 39-21 72c0 0 0 0 0 187 0 0 0 0-49 0 0 0 0 0 0-208 0-25-4-42-12-55s-22-19-39-19-29 5-39 12-21 21-27 35-8 39-8 68c0 0 0 0 0 167 0 0 0 0-48 0z"><text:p/></draw:path><draw:path draw:style-name="gr216" draw:text-style-name="P8" svg:width="0.1059in" svg:height="0.1315in" svg:x="3.3925in" svg:y="3.6201in" svg:viewBox="0 0 270 335" svg:d="m53 138c0 0 0 0 164 0-4-29-9-50-19-62-16-21-37-32-62-32s-43 9-58 27-23 37-25 67zm162 86c0 0 0 0 51 7-7 34-23 58-42 76s-53 26-85 26c-44 0-77-12-104-42s-35-71-35-122 12-95 37-125 58-44 99-44 70 16 95 44 37 71 37 122c0 3 0 9 0 16 0 0 0 0-219 0 2 33 11 61 29 81s35 26 61 26c18 0 32-5 46-16s23-26 30-49z"><text:p/></draw:path><draw:path draw:style-name="gr217" draw:text-style-name="P8" svg:width="0.1012in" svg:height="0.178in" svg:x="3.5217in" svg:y="3.6201in" svg:viewBox="0 0 258 453" svg:d="m44 169c0 41 7 71 21 92s37 28 57 28 42-10 58-28 25-55 25-97-9-71-23-90-34-32-57-32-40 11-56 34-25 53-25 93zm-44 283c0 0 0 0 0-445 0 0 0 0 46 0 0 0 0 0 0 42 10-17 23-30 35-35s30-14 50-14c24 0 45 7 67 21s33 34 44 60 14 53 14 85-7 62-18 88-26 46-47 60-43 19-64 19c-18 0-32-1-44-10s-25-18-34-30c0 0 0 0 0 159 0 0 0 0-49 0z"><text:p/></draw:path><draw:path draw:style-name="gr218" draw:text-style-name="P8" svg:width="0.0197in" svg:height="0.1748in" svg:x="3.6453in" svg:y="3.5752in" svg:viewBox="0 0 51 445" svg:d="m0 443c0-147 0-295 0-443 16 0 32 0 49 0 0 146 0 293 0 443-15 0-33 0-49 0z"><text:p/></draw:path><draw:path draw:style-name="gr219" draw:text-style-name="P8" svg:width="0.1067in" svg:height="0.1315in" svg:x="3.6882in" svg:y="3.6201in" svg:viewBox="0 0 272 335" svg:d="m205 168c-18 7-44 14-82 21-19 2-33 7-44 10s-15 9-19 16-7 18-7 27c0 14 5 26 14 35s25 14 46 14 35-5 51-14 25-19 34-37c3-12 7-30 7-53 0 0 0 0 0-19zm1 120c-17 17-33 30-51 37s-37 8-54 8c-34 0-57-7-76-24s-25-41-25-66c0-15 4-31 9-42s16-25 26-32 23-14 37-17c9-4 23-7 44-9 41-4 69-11 89-18 0-9 0-14 0-16 0-23-4-37-14-45-13-13-30-20-57-20s-41 5-51 14-19 23-25 46c0 0 0 0-49-7 3-21 10-39 23-53s23-25 42-32 42-12 67-12 46 4 60 11 28 12 35 23 13 21 14 38c2 9 4 23 4 48 0 0 0 0 0 72 0 51 2 83 4 97s5 27 12 39c0 0 0 0-53 0-4-12-7-25-11-40z"><text:p/></draw:path><draw:path draw:style-name="gr220" draw:text-style-name="P8" svg:width="0.1059in" svg:height="0.1776in" svg:x="3.8071in" svg:y="3.6228in" svg:viewBox="0 0 270 452" svg:d="m26 445c0 0 0 0-7-53 11 3 22 5 29 5s21-2 26-5 12-9 18-18 7-18 16-41c0-3 1-7 3-12 0 0 0 0-111-321 0 0 0 0 55 0 0 0 0 0 58 185 9 23 16 50 23 76 5-26 12-51 19-72 0 0 0 0 64-189 0 0 0 0 49 0 0 0 0 0-111 326-12 36-21 60-28 73-9 17-18 31-30 38s-25 13-43 13c-8 0-19 0-30-5z"><text:p/></draw:path><draw:path draw:style-name="gr221" draw:text-style-name="P8" svg:width="0.0205in" svg:height="0.1748in" svg:x="3.9902in" svg:y="3.5752in" svg:viewBox="0 0 53 445" svg:d="m0 443c0-147 0-295 0-443 16 0 34 0 51 0 0 146 0 293 0 443-16 0-32 0-51 0z"><text:p/></draw:path><draw:path draw:style-name="gr222" draw:text-style-name="P8" svg:width="0.1079in" svg:height="0.1315in" svg:x="4.0327in" svg:y="3.6201in" svg:viewBox="0 0 275 335" svg:d="m51 168c0 40 7 72 25 93s37 28 62 28 44-10 60-30 26-53 26-93-9-71-26-90-36-32-60-32-46 11-62 32-25 51-25 92zm-51 0c0-60 14-103 46-133 25-23 55-35 92-35 40 0 72 16 98 42s37 69 37 120c0 43-5 74-15 99s-29 41-50 55-44 17-70 17c-41 0-74-12-99-42s-39-71-39-123z"><text:p/></draw:path><draw:path draw:style-name="gr223" draw:text-style-name="P8" svg:width="0.1016in" svg:height="0.1803in" svg:x="4.1563in" svg:y="3.6201in" svg:viewBox="0 0 259 459" svg:d="m51 161c0 44 7 74 23 93s34 28 57 28 44-10 58-28 23-49 23-92-7-69-23-86-37-32-58-32-41 11-57 30-23 49-23 87zm-42 194c0 0 0 0 49 7 2 15 7 28 18 33s28 18 49 18 41-6 53-16 23-23 27-42c0-11 3-34 3-69-23 28-49 42-83 42-39 0-70-16-91-49s-34-69-34-113c0-30 5-58 16-85s23-46 42-60 43-21 67-21c37 0 66 16 87 46 0 0 0 0 0-39 0 0 0 0 46 0 0 0 0 0 0 277 0 49-6 85-15 108s-24 35-44 47-44 18-74 18c-33 0-61-7-84-25s-32-44-32-77z"><text:p/></draw:path><draw:path draw:style-name="gr224" draw:text-style-name="P8" svg:width="0.0205in" svg:height="0.1748in" svg:x="4.2866in" svg:y="3.5752in" svg:viewBox="0 0 53 445" svg:d="m0 443c0-108 0-214 0-321 16 0 32 0 51 0 0 107 0 213 0 321-16 0-33 0-51 0zm0-379c0-22 0-43 0-64 16 0 32 0 51 0 0 19 0 41 0 64-16 0-33 0-51 0z"><text:p/></draw:path><draw:path draw:style-name="gr225" draw:text-style-name="P8" svg:width="0.1004in" svg:height="0.1315in" svg:x="4.3307in" svg:y="3.6201in" svg:viewBox="0 0 256 335" svg:d="m206 210c0 0 0 0 48 7-4 37-18 65-41 86s-47 30-81 30c-39 0-72-12-95-42s-37-71-37-123c0-34 5-64 14-89s28-47 50-60 44-19 68-19c34 0 59 9 78 25s35 44 40 77c0 0 0 0-47 7-5-23-12-37-25-47s-26-18-44-18c-23 0-44 11-60 30s-23 51-23 94 5 74 21 93 36 28 60 28c20 0 36-7 50-19s21-32 24-60z"><text:p/></draw:path></draw:g><draw:path draw:style-name="gr226" draw:text-style-name="P8" svg:width="0.4862in" svg:height="0.0004in" draw:transform="rotate (-1.57079632679579) translate (3.775in 2.65069444444444in)" svg:viewBox="0 0 1236 2" svg:d="m0 0c413 0 824 0 1235 0"><text:p/></draw:path></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p>
      <text:p text:style-name="P5"/>
      <text:p text:style-name="P5"/>
      <text:p text:style-name="P5"/>
      <text:p text:style-name="P5"/>
      <text:p text:style-name="P5"/>
      <text:p text:style-name="P5"/>
      <text:p text:style-name="P5"/>
      <text:p text:style-name="P5"/>
      <text:p text:style-name="P5"/>
      <text:p text:style-name="P5">Class Summary</text:p>
      <text:p text:style-name="P5"/>
      <text:p text:style-name="P7">Physics/Wrapper</text:p>
      <text:p text:style-name="P7">NxOgre will do most of the work with using our ogre geometry with the PhysX library.</text:p>
      <text:p text:style-name="P7"/>
      <text:p text:style-name="P7">Graphics</text:p>
      <text:p text:style-name="P7">Ogre3D will initialise our game window, and provide is with scene management, animation and 3D rending.</text:p>
      <text:p text:style-name="P7"/>
      <text:p text:style-name="P7">Input</text:p>
      <text:p text:style-name="P7">OIS will be used for both keyboard and joystick, our class will interact with the library to provide our game with the functions for querying number of input devices and to find out what is being pressed.</text:p>
      <text:p text:style-name="P7"/>
      <text:p text:style-name="P7">Game</text:p>
      <text:p text:style-name="P7">This is the core class which will initialise all other classes and our main runtime loop.</text:p>
      <text:p text:style-name="P7"/>
      <text:p text:style-name="P7">Audio</text:p>
      <text:p text:style-name="P7">We will create a singleton wrapper class to play sounds and stream music in ogg vorbis format.</text:p>
      <text:p text:style-name="P7"/>
      <text:p text:style-name="P7">Logic</text:p>
      <text:p text:style-name="P7">Defines our levels with its core game play logic.</text:p>
      <text:p text:style-name="P7"/>
      <text:p text:style-name="P7">Player</text:p>
      <text:p text:style-name="P7">Initialises a player in the level and queries input devices for movement, and conforms to the rules in our logic class.</text:p>
      <text:p text:style-name="P7"/>
      <text:p text:style-name="P7">Level</text:p>
      <text:p text:style-name="P7">Manages our level assets and loading of level files. Also will act as a level editor.</text:p>
      <text:p text:style-name="P7"/>
      <text:p text:style-name="P7">Gui</text:p>
      <text:p text:style-name="P7">CeGui library will be used mainly in our level editor for our menu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andard" style:family="paragraph" style:parent-style-name="Standard">
      <style:text-properties fo:color="#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8-17T11:37:41</meta:creation-date>
    <dc:date>2007-08-17T15:11:10</dc:date>
    <dc:language>en-US</dc:language>
    <meta:editing-cycles>10</meta:editing-cycles>
    <meta:editing-duration>PT1H34M19S</meta:editing-duration>
    <meta:user-defined meta:name="Info 1"/>
    <meta:user-defined meta:name="Info 2"/>
    <meta:user-defined meta:name="Info 3"/>
    <meta:user-defined meta:name="Info 4"/>
    <meta:document-statistic meta:table-count="0" meta:image-count="0" meta:object-count="0" meta:page-count="2" meta:paragraph-count="25" meta:word-count="223" meta:character-count="1253"/>
  </office:meta>
</office:document-meta>
</file>